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840000005B342B7C78.png" manifest:media-type="image/png"/>
  <manifest:file-entry manifest:full-path="Pictures/10000001000000590000005F36A728A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 style:list-style-name="L1" style:master-page-name="Standard">
      <style:paragraph-properties style:page-number="0"/>
    </style:style>
    <style:style style:name="P2" style:family="paragraph" style:parent-style-name="Title">
      <style:paragraph-properties fo:margin-top="0.423cm" fo:margin-bottom="0.353cm" style:contextual-spacing="false" fo:line-height="115%"/>
    </style:style>
    <style:style style:name="P3" style:family="paragraph" style:parent-style-name="Title">
      <style:paragraph-properties fo:margin-top="0cm" fo:margin-bottom="0.212cm" style:contextual-spacing="false" fo:line-height="115%"/>
    </style:style>
    <style:style style:name="P4" style:family="paragraph" style:parent-style-name="Title">
      <style:text-properties officeooo:rsid="002877fc" officeooo:paragraph-rsid="002877fc"/>
    </style:style>
    <style:style style:name="P5" style:family="paragraph" style:parent-style-name="Subtitle">
      <style:paragraph-properties fo:margin-top="0cm" fo:margin-bottom="0cm" style:contextual-spacing="false" fo:line-height="115%" fo:text-align="center" style:justify-single-word="false"/>
      <style:text-properties officeooo:rsid="00084aeb" officeooo:paragraph-rsid="00084aeb"/>
    </style:style>
    <style:style style:name="P6" style:family="paragraph" style:parent-style-name="Subtitle">
      <style:paragraph-properties fo:margin-top="0cm" fo:margin-bottom="0cm" style:contextual-spacing="false" fo:line-height="115%" fo:text-align="center" style:justify-single-word="false"/>
      <style:text-properties fo:color="#000000" loext:opacity="100%"/>
    </style:style>
    <style:style style:name="P7" style:family="paragraph" style:parent-style-name="Subtitle">
      <style:paragraph-properties fo:margin-top="0cm" fo:margin-bottom="0cm" style:contextual-spacing="false" fo:line-height="115%" fo:text-align="start" style:justify-single-word="false" fo:text-indent="-1.249cm" style:auto-text-indent="false">
        <style:tab-stops>
          <style:tab-stop style:position="2.979cm"/>
        </style:tab-stops>
      </style:paragraph-properties>
    </style:style>
    <style:style style:name="P8" style:family="paragraph" style:parent-style-name="Subtitle">
      <style:paragraph-properties fo:margin-top="0cm" fo:margin-bottom="0cm" style:contextual-spacing="false" fo:line-height="115%" fo:text-align="center" style:justify-single-word="false"/>
    </style:style>
    <style:style style:name="P9" style:family="paragraph" style:parent-style-name="Heading_20_1">
      <style:paragraph-properties fo:margin-left="0.762cm" fo:margin-top="0cm" fo:margin-bottom="0.423cm" style:contextual-spacing="false" fo:text-indent="0cm" style:auto-text-indent="false" fo:break-before="page"/>
    </style:style>
    <style:style style:name="P10" style:family="paragraph" style:parent-style-name="Standard">
      <style:paragraph-properties fo:margin-left="11.43cm"/>
    </style:style>
    <style:style style:name="P11" style:family="paragraph" style:parent-style-name="Standard">
      <style:paragraph-properties fo:margin-left="11.43cm" fo:text-indent="1.27cm" style:auto-text-indent="false"/>
    </style:style>
    <style:style style:name="P12" style:family="paragraph" style:parent-style-name="Standard">
      <style:paragraph-properties fo:margin-top="0.353cm" fo:margin-bottom="0.353cm" style:contextual-spacing="false"/>
    </style:style>
    <style:style style:name="P13" style:family="paragraph" style:parent-style-name="Standard">
      <style:paragraph-properties fo:margin-left="0.762cm" fo:margin-top="0cm" fo:margin-bottom="0.423cm" style:contextual-spacing="false" fo:text-indent="0cm" style:auto-text-indent="false"/>
      <style:text-properties officeooo:rsid="0062bcf9" officeooo:paragraph-rsid="0062bcf9"/>
    </style:style>
    <style:style style:name="P14" style:family="paragraph" style:parent-style-name="Standard">
      <style:paragraph-properties fo:margin-left="0.762cm" fo:margin-top="0cm" fo:margin-bottom="0.423cm" style:contextual-spacing="false" fo:text-indent="0cm" style:auto-text-indent="false" fo:break-before="page"/>
    </style:style>
    <style:style style:name="P15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margin-top="0cm" fo:margin-bottom="0.141cm" style:contextual-spacing="false">
        <style:tab-stops>
          <style:tab-stop style:position="16.506cm" style:type="right"/>
        </style:tab-stops>
      </style:paragraph-properties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Standard">
      <style:text-properties officeooo:paragraph-rsid="0006f674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Standard">
      <style:text-properties officeooo:rsid="0007bba0" officeooo:paragraph-rsid="000ea241"/>
    </style:style>
    <style:style style:name="P23" style:family="paragraph" style:parent-style-name="Standard">
      <style:text-properties officeooo:rsid="000a14a6" officeooo:paragraph-rsid="000ea241"/>
    </style:style>
    <style:style style:name="P24" style:family="paragraph" style:parent-style-name="Standard">
      <style:text-properties officeooo:rsid="000b3b3a" officeooo:paragraph-rsid="000b3b3a"/>
    </style:style>
    <style:style style:name="P25" style:family="paragraph" style:parent-style-name="Heading_20_2">
      <style:text-properties officeooo:paragraph-rsid="000b3b3a"/>
    </style:style>
    <style:style style:name="P26" style:family="paragraph" style:parent-style-name="Standard">
      <style:text-properties officeooo:rsid="001119e0" officeooo:paragraph-rsid="001119e0"/>
    </style:style>
    <style:style style:name="P27" style:family="paragraph" style:parent-style-name="Standard">
      <style:text-properties officeooo:rsid="001498c6" officeooo:paragraph-rsid="001498c6"/>
    </style:style>
    <style:style style:name="P28" style:family="paragraph" style:parent-style-name="Heading_20_2">
      <style:text-properties officeooo:rsid="001498c6" officeooo:paragraph-rsid="001498c6"/>
    </style:style>
    <style:style style:name="P29" style:family="paragraph" style:parent-style-name="Standard">
      <style:text-properties officeooo:rsid="0016759e" officeooo:paragraph-rsid="0016759e"/>
    </style:style>
    <style:style style:name="P30" style:family="paragraph" style:parent-style-name="Heading_20_1">
      <style:text-properties officeooo:rsid="0062bcf9" officeooo:paragraph-rsid="0062bcf9"/>
    </style:style>
    <style:style style:name="P31" style:family="paragraph" style:parent-style-name="Standard">
      <style:text-properties officeooo:rsid="0062bcf9" officeooo:paragraph-rsid="0062bcf9"/>
    </style:style>
    <style:style style:name="P32" style:family="paragraph" style:parent-style-name="Heading_20_3">
      <style:text-properties officeooo:rsid="00636185" officeooo:paragraph-rsid="00636185"/>
    </style:style>
    <style:style style:name="P33" style:family="paragraph" style:parent-style-name="Standard">
      <style:text-properties officeooo:rsid="00636185" officeooo:paragraph-rsid="00636185"/>
    </style:style>
    <style:style style:name="P34" style:family="paragraph" style:parent-style-name="Standard">
      <style:text-properties officeooo:rsid="00643228" officeooo:paragraph-rsid="0065e26e"/>
    </style:style>
    <style:style style:name="P35" style:family="paragraph" style:parent-style-name="Standard">
      <style:text-properties officeooo:rsid="0065e26e" officeooo:paragraph-rsid="0065e26e"/>
    </style:style>
    <style:style style:name="P36" style:family="paragraph" style:parent-style-name="Standard" style:list-style-name="L2">
      <style:text-properties officeooo:rsid="0065e26e" officeooo:paragraph-rsid="0065e26e"/>
    </style:style>
    <style:style style:name="P37" style:family="paragraph" style:parent-style-name="Heading_20_3">
      <style:text-properties officeooo:rsid="006649a3" officeooo:paragraph-rsid="006649a3"/>
    </style:style>
    <style:style style:name="P38" style:family="paragraph" style:parent-style-name="Standard">
      <style:text-properties officeooo:rsid="006649a3" officeooo:paragraph-rsid="006649a3"/>
    </style:style>
    <style:style style:name="P39" style:family="paragraph" style:parent-style-name="Standard" style:list-style-name="L3"/>
    <style:style style:name="P40" style:family="paragraph" style:parent-style-name="Standard" style:list-style-name="L3">
      <style:text-properties officeooo:rsid="006649a3" officeooo:paragraph-rsid="006649a3"/>
    </style:style>
    <style:style style:name="P41" style:family="paragraph" style:parent-style-name="Standard">
      <style:text-properties officeooo:rsid="0016ee9c" officeooo:paragraph-rsid="0016ee9c"/>
    </style:style>
    <style:style style:name="P42" style:family="paragraph" style:parent-style-name="Standard">
      <style:text-properties officeooo:rsid="001b0d85" officeooo:paragraph-rsid="001b0d85"/>
    </style:style>
    <style:style style:name="P43" style:family="paragraph" style:parent-style-name="Heading_20_2">
      <style:text-properties officeooo:paragraph-rsid="001b0d85"/>
    </style:style>
    <style:style style:name="P44" style:family="paragraph" style:parent-style-name="Standard">
      <style:text-properties officeooo:rsid="002a1c97" officeooo:paragraph-rsid="002a1c97"/>
    </style:style>
    <style:style style:name="P45" style:family="paragraph" style:parent-style-name="Heading_20_1">
      <style:text-properties officeooo:rsid="006747c8" officeooo:paragraph-rsid="006747c8"/>
    </style:style>
    <style:style style:name="P46" style:family="paragraph" style:parent-style-name="Standard">
      <style:text-properties officeooo:rsid="002c66cc" officeooo:paragraph-rsid="006747c8"/>
    </style:style>
    <style:style style:name="P47" style:family="paragraph" style:parent-style-name="Standard">
      <style:text-properties officeooo:rsid="00449154" officeooo:paragraph-rsid="00449154"/>
    </style:style>
    <style:style style:name="P48" style:family="paragraph" style:parent-style-name="Standard">
      <style:text-properties officeooo:rsid="0046c98c" officeooo:paragraph-rsid="0046c98c"/>
    </style:style>
    <style:style style:name="P49" style:family="paragraph" style:parent-style-name="Standard">
      <style:text-properties officeooo:rsid="0048047b" officeooo:paragraph-rsid="006747c8"/>
    </style:style>
    <style:style style:name="P50" style:family="paragraph" style:parent-style-name="Standard">
      <style:text-properties officeooo:rsid="004fc198" officeooo:paragraph-rsid="0051a5b8"/>
    </style:style>
    <style:style style:name="P51" style:family="paragraph" style:parent-style-name="Standard">
      <style:text-properties officeooo:rsid="00542dc6" officeooo:paragraph-rsid="00542dc6"/>
    </style:style>
    <style:style style:name="P52" style:family="paragraph" style:parent-style-name="Heading_20_3">
      <style:text-properties officeooo:rsid="0056c32f" officeooo:paragraph-rsid="0056c32f"/>
    </style:style>
    <style:style style:name="P53" style:family="paragraph" style:parent-style-name="Standard">
      <style:text-properties officeooo:rsid="0056c32f" officeooo:paragraph-rsid="0056c32f"/>
    </style:style>
    <style:style style:name="P54" style:family="paragraph" style:parent-style-name="Standard">
      <style:text-properties officeooo:rsid="005984cc" officeooo:paragraph-rsid="005984cc"/>
    </style:style>
    <style:style style:name="P55" style:family="paragraph" style:parent-style-name="Standard">
      <style:text-properties officeooo:rsid="005b67ef" officeooo:paragraph-rsid="005b67ef"/>
    </style:style>
    <style:style style:name="P56" style:family="paragraph" style:parent-style-name="Standard">
      <style:text-properties officeooo:rsid="005fdeab" officeooo:paragraph-rsid="005fdeab"/>
    </style:style>
    <style:style style:name="P57" style:family="paragraph" style:parent-style-name="Heading_20_2">
      <style:text-properties officeooo:paragraph-rsid="006060fb"/>
    </style:style>
    <style:style style:name="P58" style:family="paragraph" style:parent-style-name="Standard">
      <style:text-properties officeooo:rsid="006060fb" officeooo:paragraph-rsid="006060fb"/>
    </style:style>
    <style:style style:name="P59" style:family="paragraph" style:parent-style-name="Standard">
      <style:text-properties officeooo:rsid="003c17bf" officeooo:paragraph-rsid="003c17bf"/>
    </style:style>
    <style:style style:name="P60" style:family="paragraph" style:parent-style-name="Standard">
      <style:text-properties officeooo:paragraph-rsid="004198b1"/>
    </style:style>
    <style:style style:name="P61" style:family="paragraph" style:parent-style-name="Standard" style:list-style-name="L4">
      <style:paragraph-properties fo:margin-left="0cm" fo:margin-right="0cm" fo:text-align="start" style:justify-single-word="false" fo:orphans="2" fo:widows="2" fo:text-indent="0cm" style:auto-text-indent="false"/>
    </style:style>
    <style:style style:name="P62" style:family="paragraph" style:parent-style-name="Standard" style:list-style-name="L4">
      <style:paragraph-properties fo:margin-left="0cm" fo:margin-right="0cm" fo:text-align="start" style:justify-single-word="false" fo:orphans="2" fo:widows="2" fo:text-indent="0cm" style:auto-text-indent="false"/>
      <style:text-properties officeooo:paragraph-rsid="0068ecbc"/>
    </style:style>
    <style:style style:name="P63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size="14pt" style:font-size-asian="14pt" style:font-size-complex="14pt"/>
    </style:style>
    <style:style style:name="T5" style:family="text">
      <style:text-properties fo:color="#000000" loext:opacity="100%" fo:font-size="14pt" fo:font-weight="bold" style:font-size-asian="14pt" style:font-weight-asian="bold" style:font-size-complex="14pt"/>
    </style:style>
    <style:style style:name="T6" style:family="text">
      <style:text-properties fo:color="#000000" loext:opacity="100%" fo:font-size="14pt" officeooo:rsid="00084aeb" style:font-size-asian="14pt" style:font-size-complex="14pt"/>
    </style:style>
    <style:style style:name="T7" style:family="text">
      <style:text-properties fo:color="#000000" loext:opacity="100%" style:font-name="Arial" fo:font-weight="bold" style:font-name-asian="Arial1" style:font-weight-asian="bold" style:font-name-complex="Arial1"/>
    </style:style>
    <style:style style:name="T8" style:family="text">
      <style:text-properties officeooo:rsid="0006f674"/>
    </style:style>
    <style:style style:name="T9" style:family="text">
      <style:text-properties officeooo:rsid="0007bba0"/>
    </style:style>
    <style:style style:name="T10" style:family="text">
      <style:text-properties officeooo:rsid="00620a22"/>
    </style:style>
    <style:style style:name="T11" style:family="text">
      <style:text-properties officeooo:rsid="00084aeb"/>
    </style:style>
    <style:style style:name="T12" style:family="text">
      <style:text-properties officeooo:rsid="000a14a6"/>
    </style:style>
    <style:style style:name="T13" style:family="text">
      <style:text-properties officeooo:rsid="000ea241"/>
    </style:style>
    <style:style style:name="T14" style:family="text">
      <style:text-properties officeooo:rsid="0009fe74"/>
    </style:style>
    <style:style style:name="T15" style:family="text">
      <style:text-properties officeooo:rsid="00625120"/>
    </style:style>
    <style:style style:name="T16" style:family="text">
      <style:text-properties officeooo:rsid="000b3b3a"/>
    </style:style>
    <style:style style:name="T17" style:family="text">
      <style:text-properties officeooo:rsid="000bfda7"/>
    </style:style>
    <style:style style:name="T18" style:family="text">
      <style:text-properties fo:font-style="italic" officeooo:rsid="00625120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625120" style:font-style-asian="normal" style:font-style-complex="normal"/>
    </style:style>
    <style:style style:name="T22" style:family="text">
      <style:text-properties fo:font-style="normal" officeooo:rsid="001148c2" style:font-style-asian="normal" style:font-style-complex="normal"/>
    </style:style>
    <style:style style:name="T23" style:family="text">
      <style:text-properties fo:font-style="normal" officeooo:rsid="0016759e" style:font-style-asian="normal" style:font-style-complex="normal"/>
    </style:style>
    <style:style style:name="T24" style:family="text">
      <style:text-properties officeooo:rsid="002c66cc"/>
    </style:style>
    <style:style style:name="T25" style:family="text">
      <style:text-properties officeooo:rsid="0016759e"/>
    </style:style>
    <style:style style:name="T26" style:family="text">
      <style:text-properties officeooo:rsid="00636185"/>
    </style:style>
    <style:style style:name="T27" style:family="text">
      <style:text-properties fo:font-style="italic" officeooo:rsid="0065e26e" style:font-style-asian="italic" style:font-style-complex="italic"/>
    </style:style>
    <style:style style:name="T28" style:family="text">
      <style:text-properties fo:font-style="normal" officeooo:rsid="0065e26e" style:font-style-asian="normal" style:font-style-complex="normal"/>
    </style:style>
    <style:style style:name="T29" style:family="text">
      <style:text-properties officeooo:rsid="006649a3"/>
    </style:style>
    <style:style style:name="T30" style:family="text">
      <style:text-properties fo:font-style="italic" officeooo:rsid="006649a3" style:font-style-asian="italic" style:font-style-complex="italic"/>
    </style:style>
    <style:style style:name="T31" style:family="text">
      <style:text-properties fo:font-style="normal" officeooo:rsid="006649a3" style:font-style-asian="normal" style:font-style-complex="normal"/>
    </style:style>
    <style:style style:name="T32" style:family="text">
      <style:text-properties officeooo:rsid="00189a2e"/>
    </style:style>
    <style:style style:name="T33" style:family="text">
      <style:text-properties officeooo:rsid="0019b791"/>
    </style:style>
    <style:style style:name="T34" style:family="text">
      <style:text-properties fo:font-style="italic" officeooo:rsid="0019b791" style:font-style-asian="italic" style:font-style-complex="italic"/>
    </style:style>
    <style:style style:name="T35" style:family="text">
      <style:text-properties fo:font-style="italic" officeooo:rsid="001b0d85" style:font-style-asian="italic" style:font-style-complex="italic"/>
    </style:style>
    <style:style style:name="T36" style:family="text">
      <style:text-properties officeooo:rsid="001c4c7c"/>
    </style:style>
    <style:style style:name="T37" style:family="text">
      <style:text-properties fo:font-style="italic" officeooo:rsid="001c4c7c" style:font-style-asian="italic" style:font-style-complex="italic"/>
    </style:style>
    <style:style style:name="T38" style:family="text">
      <style:text-properties fo:font-style="italic" officeooo:rsid="002a1c97" style:font-style-asian="italic" style:font-style-complex="italic"/>
    </style:style>
    <style:style style:name="T39" style:family="text">
      <style:text-properties officeooo:rsid="003f93cd"/>
    </style:style>
    <style:style style:name="T40" style:family="text">
      <style:text-properties officeooo:rsid="002a9dfc"/>
    </style:style>
    <style:style style:name="T41" style:family="text">
      <style:text-properties officeooo:rsid="003df6ca"/>
    </style:style>
    <style:style style:name="T42" style:family="text">
      <style:text-properties fo:font-style="italic" officeooo:rsid="002a9dfc" style:font-style-asian="italic" style:font-style-complex="italic"/>
    </style:style>
    <style:style style:name="T43" style:family="text">
      <style:text-properties fo:font-style="normal" officeooo:rsid="002a9dfc" style:font-style-asian="normal" style:font-style-complex="normal"/>
    </style:style>
    <style:style style:name="T44" style:family="text">
      <style:text-properties officeooo:rsid="006747c8"/>
    </style:style>
    <style:style style:name="T45" style:family="text">
      <style:text-properties fo:font-style="normal" officeooo:rsid="002d402c" style:font-style-asian="normal" style:font-style-complex="normal"/>
    </style:style>
    <style:style style:name="T46" style:family="text">
      <style:text-properties fo:font-style="italic" officeooo:rsid="002d402c" style:font-style-asian="italic" style:font-style-complex="italic"/>
    </style:style>
    <style:style style:name="T47" style:family="text">
      <style:text-properties fo:font-style="normal" officeooo:rsid="006747c8" style:font-style-asian="normal" style:font-style-complex="normal"/>
    </style:style>
    <style:style style:name="T48" style:family="text">
      <style:text-properties fo:font-style="normal" officeooo:rsid="002f712c" style:font-style-asian="normal" style:font-style-complex="normal"/>
    </style:style>
    <style:style style:name="T49" style:family="text">
      <style:text-properties fo:font-style="italic" officeooo:rsid="002f712c" style:font-style-asian="italic" style:font-style-complex="italic"/>
    </style:style>
    <style:style style:name="T50" style:family="text">
      <style:text-properties officeooo:rsid="0056c32f"/>
    </style:style>
    <style:style style:name="T51" style:family="text">
      <style:text-properties officeooo:rsid="004531f6"/>
    </style:style>
    <style:style style:name="T52" style:family="text">
      <style:text-properties officeooo:rsid="0047f54e"/>
    </style:style>
    <style:style style:name="T53" style:family="text">
      <style:text-properties fo:font-style="normal" officeooo:rsid="004531f6" style:font-style-asian="normal" style:font-style-complex="normal"/>
    </style:style>
    <style:style style:name="T54" style:family="text">
      <style:text-properties fo:font-style="italic" officeooo:rsid="004531f6" style:font-style-asian="italic" style:font-style-complex="italic"/>
    </style:style>
    <style:style style:name="T55" style:family="text">
      <style:text-properties fo:font-style="normal" officeooo:rsid="0047011e" style:font-style-asian="normal" style:font-style-complex="normal"/>
    </style:style>
    <style:style style:name="T56" style:family="text">
      <style:text-properties fo:font-style="normal" officeooo:rsid="0047f54e" style:font-style-asian="normal" style:font-style-complex="normal"/>
    </style:style>
    <style:style style:name="T57" style:family="text">
      <style:text-properties fo:font-style="italic" officeooo:rsid="0047f54e" style:font-style-asian="italic" style:font-style-complex="italic"/>
    </style:style>
    <style:style style:name="T58" style:family="text">
      <style:text-properties officeooo:rsid="0048ee94"/>
    </style:style>
    <style:style style:name="T59" style:family="text">
      <style:text-properties fo:font-style="normal" officeooo:rsid="004fc198" style:font-style-asian="normal" style:font-style-complex="normal"/>
    </style:style>
    <style:style style:name="T60" style:family="text">
      <style:text-properties fo:font-style="normal" officeooo:rsid="004efe47" style:font-style-asian="normal" style:font-style-complex="normal"/>
    </style:style>
    <style:style style:name="T61" style:family="text">
      <style:text-properties fo:font-style="italic" officeooo:rsid="004efe47" style:font-style-asian="italic" style:font-style-complex="italic"/>
    </style:style>
    <style:style style:name="T62" style:family="text">
      <style:text-properties officeooo:rsid="0051a5b8"/>
    </style:style>
    <style:style style:name="T63" style:family="text">
      <style:text-properties fo:font-style="italic" officeooo:rsid="0051a5b8" style:font-style-asian="italic" style:font-style-complex="italic"/>
    </style:style>
    <style:style style:name="T64" style:family="text">
      <style:text-properties fo:font-style="normal" officeooo:rsid="0051a5b8" style:font-style-asian="normal" style:font-style-complex="normal"/>
    </style:style>
    <style:style style:name="T65" style:family="text">
      <style:text-properties fo:font-style="normal" officeooo:rsid="00526255" style:font-style-asian="normal" style:font-style-complex="normal"/>
    </style:style>
    <style:style style:name="T66" style:family="text">
      <style:text-properties fo:font-style="normal" officeooo:rsid="0051fbd5" style:font-style-asian="normal" style:font-style-complex="normal"/>
    </style:style>
    <style:style style:name="T67" style:family="text">
      <style:text-properties fo:font-style="italic" officeooo:rsid="00526255" style:font-style-asian="italic" style:font-style-complex="italic"/>
    </style:style>
    <style:style style:name="T68" style:family="text">
      <style:text-properties fo:font-style="normal" officeooo:rsid="006060fb" style:font-style-asian="normal" style:font-style-complex="normal"/>
    </style:style>
    <style:style style:name="T69" style:family="text">
      <style:text-properties fo:font-style="italic" officeooo:rsid="006060fb" style:font-style-asian="italic" style:font-style-complex="italic"/>
    </style:style>
    <style:style style:name="T70" style:family="text">
      <style:text-properties fo:font-style="normal" officeooo:rsid="0056c32f" style:font-style-asian="normal" style:font-style-complex="normal"/>
    </style:style>
    <style:style style:name="T71" style:family="text">
      <style:text-properties fo:font-style="italic" officeooo:rsid="0056c32f" style:font-style-asian="italic" style:font-style-complex="italic"/>
    </style:style>
    <style:style style:name="T72" style:family="text">
      <style:text-properties officeooo:rsid="005fdeab"/>
    </style:style>
    <style:style style:name="T73" style:family="text">
      <style:text-properties fo:font-style="italic" officeooo:rsid="003df6ca" style:font-style-asian="italic" style:font-style-complex="italic"/>
    </style:style>
    <style:style style:name="T74" style:family="text">
      <style:text-properties fo:font-style="normal" officeooo:rsid="003df6ca" style:font-style-asian="normal" style:font-style-complex="normal"/>
    </style:style>
    <style:style style:name="T75" style:family="text">
      <style:text-properties fo:font-style="normal" officeooo:rsid="003f93cd" style:font-style-asian="normal" style:font-style-complex="normal"/>
    </style:style>
    <style:style style:name="T76" style:family="text">
      <style:text-properties fo:font-style="italic" officeooo:rsid="003f93cd" style:font-style-asian="italic" style:font-style-complex="italic"/>
    </style:style>
    <style:style style:name="T77" style:family="text">
      <style:text-properties fo:font-style="normal" officeooo:rsid="003fe7df" style:font-style-asian="normal" style:font-style-complex="normal"/>
    </style:style>
    <style:style style:name="T78" style:family="text">
      <style:text-properties fo:font-style="italic" officeooo:rsid="003fe7df" style:font-style-asian="italic" style:font-style-complex="italic"/>
    </style:style>
    <style:style style:name="T79" style:family="text">
      <style:text-properties fo:font-style="normal" officeooo:rsid="004198b1" style:font-style-asian="normal" style:font-style-complex="normal"/>
    </style:style>
    <style:style style:name="T80" style:family="text">
      <style:text-properties fo:font-style="italic" officeooo:rsid="004198b1" style:font-style-asian="italic" style:font-style-complex="italic"/>
    </style:style>
    <style:style style:name="T81" style:family="text">
      <style:text-properties fo:font-style="normal" officeooo:rsid="00414b01" style:font-style-asian="normal" style:font-style-complex="normal"/>
    </style:style>
    <style:style style:name="T82" style:family="text">
      <style:text-properties fo:font-style="italic" officeooo:rsid="00414b01" style:font-style-asian="italic" style:font-style-complex="italic"/>
    </style:style>
    <style:style style:name="T83" style:family="text">
      <style:text-properties fo:color="#000000" loext:opacity="100%" fo:font-style="italic" style:text-underline-style="none" style:font-style-asian="italic" style:font-style-complex="italic"/>
    </style:style>
    <style:style style:name="T84" style:family="text">
      <style:text-properties fo:font-style="normal" officeooo:rsid="0042bffb" style:font-style-asian="normal" style:font-style-complex="normal"/>
    </style:style>
    <style:style style:name="T85" style:family="text">
      <style:text-properties fo:font-style="italic" officeooo:rsid="0042bffb" style:font-style-asian="italic" style:font-style-complex="italic"/>
    </style:style>
    <style:style style:name="T86" style:family="text">
      <style:text-properties fo:font-style="italic" officeooo:rsid="00674e6a" style:font-style-asian="italic" style:font-style-complex="italic"/>
    </style:style>
    <style:style style:name="T87" style:family="text">
      <style:text-properties fo:font-style="normal" officeooo:rsid="00674e6a" style:font-style-asian="normal" style:font-style-complex="normal"/>
    </style:style>
    <style:style style:name="T88" style:family="text">
      <style:text-properties fo:color="#212529" loext:opacity="100%" fo:font-family="'Open Sans', sans-serif" fo:font-size="12pt" fo:letter-spacing="normal" fo:font-style="italic" fo:font-weight="normal"/>
    </style:style>
    <style:style style:name="T89" style:family="text">
      <style:text-properties fo:font-variant="normal" fo:text-transform="none" fo:color="#212529" loext:opacity="100%" fo:font-family="'Open Sans', sans-serif" fo:font-size="12pt" fo:letter-spacing="normal" fo:font-style="normal" fo:font-weight="normal"/>
    </style:style>
    <style:style style:name="T90" style:family="text">
      <style:text-properties fo:font-variant="normal" fo:text-transform="none" fo:color="#007bff" loext:opacity="100%" style:text-line-through-style="none" style:text-line-through-type="none" fo:font-family="'Open Sans', sans-serif" fo:font-size="12pt" fo:letter-spacing="normal" fo:font-style="normal" style:text-underline-style="none" fo:font-weight="normal" style:text-blinking="false" fo:background-color="#ffffff" loext:char-shading-value="0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loext:decorative="false" fo:margin-left="0cm" fo:margin-right="0cm" fo:margin-top="0cm" fo:margin-bottom="0cm" style:run-through="back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h text:style-name="P1" text:outline-level="1"/>
        </text:list-header>
      </text:list>
      <text:p text:style-name="P2" loext:marker-style-name="T1"><text:bookmark text:name="_gjdgxs"/><text:span text:style-name="T1">Maturitní práce z předmětu</text:span><text:span text:style-name="T1"/></text:p>
      <text:p text:style-name="P3" loext:marker-style-name="T1"><text:span text:style-name="T1">Informatika a Výpočetní Technika</text:span></text:p>
      <text:p text:style-name="Title"><text:bookmark text:name="_1fob9te"/></text:p>
      <text:p text:style-name="Title"><text:bookmark text:name="_3znysh7"/></text:p>
      <text:p text:style-name="P4" loext:marker-style-name="T2"><text:span text:style-name="T2">Tvorba programovacího jazyka Rogalo</text:span></text:p>
      <text:p text:style-name="P5" loext:marker-style-name="T3"><text:span text:style-name="T3">Jakub Svatuška 8.A</text:span></text:p>
      <text:p text:style-name="P6" loext:marker-style-name="T3"><text:bookmark text:name="_3dy6vkm"/></text:p>
      <text:p text:style-name="P6" loext:marker-style-name="T3"><text:bookmark text:name="_1t3h5sf"/></text:p>
      <text:p text:style-name="P6" loext:marker-style-name="T3"><text:bookmark text:name="_4d34og8"/></text:p>
      <text:p text:style-name="P6" loext:marker-style-name="T3"><text:bookmark text:name="_2s8eyo1"/></text:p>
      <text:p text:style-name="P6" loext:marker-style-name="T3"><text:bookmark text:name="_17dp8vu"/></text:p>
      <text:p text:style-name="Standard"/>
      <text:p text:style-name="Standard"/>
      <text:p text:style-name="P6" loext:marker-style-name="T3"><text:bookmark text:name="_3rdcrjn"/></text:p>
      <text:p text:style-name="P7" loext:marker-style-name="T4"><text:bookmark text:name="_26in1rg"/><text:span text:style-name="T5">Vedoucí práce:</text:span><text:span text:style-name="T4"> <text:tab/></text:span><text:span text:style-name="T6">Ing</text:span><text:span text:style-name="T4">. </text:span><text:span text:style-name="T6">Pavel Kryl</text:span></text:p>
      <text:p text:style-name="P7" loext:marker-style-name="T5"><text:bookmark text:name="_lnxbz9"/><text:span text:style-name="T5">Oponent: </text:span><text:span text:style-name="T4"><text:tab/></text:span><text:span text:style-name="T6">Ing</text:span><text:span text:style-name="T4">. </text:span><text:span text:style-name="T6">Vladimír Nulíček CSc.</text:span><text:span text:style-name="T4"><text:tab/> <text:tab/><text:tab/><text:tab/></text:span><text:span text:style-name="T5">Praha 2025</text:span></text:p>
      <text:p text:style-name="P8"/>
      <text:h text:style-name="P9" text:outline-level="1"><text:bookmark text:name="_44sinio"/><text:bookmark-start text:name="__RefHeading___Toc1343_3789043968"/>PROHLÁŠENÍ<text:bookmark-end text:name="__RefHeading___Toc1343_3789043968"/></text:h>
      <text:p text:style-name="Standard">Prohlašuji, že předložená práce je mým původním autorským dílem, které jsem vypracoval/a samostatně. Veškerou literaturu a další zdroje, z nichž jsem při zpracování čerpal/a, v práci řádně cituji a jsou uvedeny v seznamu použité literatury.</text:p>
      <text:p text:style-name="Standard">V Praze dne………….</text:p>
      <text:p text:style-name="P10">……………….</text:p>
      <text:p text:style-name="P11">(podpis)</text:p>
      <text:p text:style-name="P12">nebo: </text:p>
      <text:p text:style-name="P12">Pokud jste práci už někde uplatnili (např. jako SOČ, seminární práci apod.), je toto potřeba zde v prohlášení uvést.</text:p>
      <text:h text:style-name="P9" text:outline-level="1"><text:bookmark text:name="_2jxsxqh"/><text:bookmark-start text:name="__RefHeading___Toc1345_3789043968"/>ABSTRAKT<text:bookmark-end text:name="__RefHeading___Toc1345_3789043968"/></text:h>
      <text:p text:style-name="P13">Program slouží k překladu jazyka Rogalo do LLVM IR. K tomuto cíli používá nástrojů FLEX a BISON – lexikální a syntaktické analýzi. Výsledný LLVM IR kód je pak možno pomocí nástroje CLANG skompilovat a vytvořit spustitelný kód.</text:p>
      <text:p text:style-name="P14"/>
      <text:table-of-content text:style-name="Sect1" text:protected="true" text:name="Table of Contents1">
        <text:table-of-content-source text:outline-level="10" text:use-index-marks="false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OBSAH</text:p>
          </text:index-title>
          <text:p text:style-name="P15"><text:a xlink:type="simple" xlink:href="#__RefHeading___Toc1343_3789043968" text:style-name="Index_20_Link" text:visited-style-name="Index_20_Link">1 PROHLÁŠENÍ<text:tab/>1</text:a></text:p>
          <text:p text:style-name="P15"><text:a xlink:type="simple" xlink:href="#__RefHeading___Toc1345_3789043968" text:style-name="Index_20_Link" text:visited-style-name="Index_20_Link">2 ABSTRAKT<text:tab/>2</text:a></text:p>
          <text:p text:style-name="P15"><text:a xlink:type="simple" xlink:href="#__RefHeading___Toc1341_3901771047" text:style-name="Index_20_Link" text:visited-style-name="Index_20_Link">3 Úvod<text:tab/>5</text:a></text:p>
          <text:p text:style-name="P16"><text:a xlink:type="simple" xlink:href="#__RefHeading___Toc1391_3789043968" text:style-name="Index_20_Link" text:visited-style-name="Index_20_Link">3.1 Přehled<text:tab/>5</text:a></text:p>
          <text:p text:style-name="P16"><text:a xlink:type="simple" xlink:href="#__RefHeading___Toc1351_3789043968" text:style-name="Index_20_Link" text:visited-style-name="Index_20_Link">3.2 Lexikální analyzátory<text:tab/>6</text:a></text:p>
          <text:p text:style-name="P16"><text:a xlink:type="simple" xlink:href="#__RefHeading___Toc1343_3901771047" text:style-name="Index_20_Link" text:visited-style-name="Index_20_Link">3.3 Syntaktický analyzátor<text:tab/>6</text:a></text:p>
          <text:p text:style-name="P17"><text:a xlink:type="simple" xlink:href="#__RefHeading___Toc1345_3901771047" text:style-name="Index_20_Link" text:visited-style-name="Index_20_Link">3.3.1 Konečný automat<text:tab/>6</text:a></text:p>
          <text:p text:style-name="P16"><text:a xlink:type="simple" xlink:href="#__RefHeading___Toc1347_3901771047" text:style-name="Index_20_Link" text:visited-style-name="Index_20_Link">3.4 Typy syntaktických analyzátorů<text:tab/>7</text:a></text:p>
          <text:p text:style-name="P17"><text:a xlink:type="simple" xlink:href="#__RefHeading___Toc1349_3901771047" text:style-name="Index_20_Link" text:visited-style-name="Index_20_Link">3.4.1 Shora dolů<text:tab/>7</text:a></text:p>
          <text:p text:style-name="P17"><text:a xlink:type="simple" xlink:href="#__RefHeading___Toc1351_3901771047" text:style-name="Index_20_Link" text:visited-style-name="Index_20_Link">3.4.2 Zespoda nahoru<text:tab/>7</text:a></text:p>
          <text:p text:style-name="P16"><text:a xlink:type="simple" xlink:href="#__RefHeading___Toc729_1611209431" text:style-name="Index_20_Link" text:visited-style-name="Index_20_Link">3.5 LL<text:tab/>7</text:a></text:p>
          <text:p text:style-name="P16"><text:a xlink:type="simple" xlink:href="#__RefHeading___Toc731_1611209431" text:style-name="Index_20_Link" text:visited-style-name="Index_20_Link">3.6 LR<text:tab/>8</text:a></text:p>
          <text:p text:style-name="P15"><text:a xlink:type="simple" xlink:href="#__RefHeading___Toc1111_282055569" text:style-name="Index_20_Link" text:visited-style-name="Index_20_Link">4 Jazyk Rogalo<text:tab/>9</text:a></text:p>
          <text:p text:style-name="P15"><text:a xlink:type="simple" xlink:href="#__RefHeading___Toc733_1611209431" text:style-name="Index_20_Link" text:visited-style-name="Index_20_Link">5 Využité nástroje<text:tab/>10</text:a></text:p>
          <text:p text:style-name="P16"><text:a xlink:type="simple" xlink:href="#__RefHeading___Toc735_1611209431" text:style-name="Index_20_Link" text:visited-style-name="Index_20_Link">5.1 FLEX<text:tab/>10</text:a></text:p>
          <text:p text:style-name="P16"><text:a xlink:type="simple" xlink:href="#__RefHeading___Toc737_1611209431" text:style-name="Index_20_Link" text:visited-style-name="Index_20_Link">5.2 BISON<text:tab/>10</text:a></text:p>
          <text:p text:style-name="P16"><text:a xlink:type="simple" xlink:href="#__RefHeading___Toc739_1611209431" text:style-name="Index_20_Link" text:visited-style-name="Index_20_Link">5.3 LLVM<text:tab/>10</text:a></text:p>
          <text:p text:style-name="P15"><text:a xlink:type="simple" xlink:href="#__RefHeading___Toc1083_1716699866" text:style-name="Index_20_Link" text:visited-style-name="Index_20_Link">6 Parser.y<text:tab/>11</text:a></text:p>
          <text:p text:style-name="P16"><text:a xlink:type="simple" xlink:href="#__RefHeading___Toc1085_1716699866" text:style-name="Index_20_Link" text:visited-style-name="Index_20_Link">6.1 Gramatická pravidla<text:tab/>11</text:a></text:p>
          <text:p text:style-name="P16"><text:a xlink:type="simple" xlink:href="#__RefHeading___Toc1087_1716699866" text:style-name="Index_20_Link" text:visited-style-name="Index_20_Link">6.2 Deklarace<text:tab/>11</text:a></text:p>
          <text:p text:style-name="P17"><text:a xlink:type="simple" xlink:href="#__RefHeading___Toc648_1243889013" text:style-name="Index_20_Link" text:visited-style-name="Index_20_Link">6.2.1 Jednoduché proměnné<text:tab/>11</text:a></text:p>
          <text:p text:style-name="P17"><text:a xlink:type="simple" xlink:href="#__RefHeading___Toc650_1243889013" text:style-name="Index_20_Link" text:visited-style-name="Index_20_Link">6.2.2 Funkce<text:tab/>11</text:a></text:p>
          <text:p text:style-name="P17"><text:a xlink:type="simple" xlink:href="#__RefHeading___Toc1089_1716699866" text:style-name="Index_20_Link" text:visited-style-name="Index_20_Link">6.2.3 Stringů<text:tab/>12</text:a></text:p>
          <text:p text:style-name="P17"><text:a xlink:type="simple" xlink:href="#__RefHeading___Toc652_1243889013" text:style-name="Index_20_Link" text:visited-style-name="Index_20_Link">6.2.4 Pole<text:tab/>12</text:a></text:p>
          <text:p text:style-name="P16"><text:a xlink:type="simple" xlink:href="#__RefHeading___Toc654_1243889013" text:style-name="Index_20_Link" text:visited-style-name="Index_20_Link"><text:soft-page-break/>6.3 Řídící struktury<text:tab/>12</text:a></text:p>
          <text:p text:style-name="P17"><text:a xlink:type="simple" xlink:href="#__RefHeading___Toc656_1243889013" text:style-name="Index_20_Link" text:visited-style-name="Index_20_Link">6.3.1 Loop<text:tab/>12</text:a></text:p>
          <text:p text:style-name="P17"><text:a xlink:type="simple" xlink:href="#__RefHeading___Toc658_1243889013" text:style-name="Index_20_Link" text:visited-style-name="Index_20_Link">6.3.2 If<text:tab/>13</text:a></text:p>
          <text:p text:style-name="P16"><text:a xlink:type="simple" xlink:href="#__RefHeading___Toc660_1243889013" text:style-name="Index_20_Link" text:visited-style-name="Index_20_Link">6.4 Změna proměnné<text:tab/>13</text:a></text:p>
          <text:p text:style-name="P17"><text:a xlink:type="simple" xlink:href="#__RefHeading___Toc1113_282055569" text:style-name="Index_20_Link" text:visited-style-name="Index_20_Link">6.4.1 Jednoduché proměnné<text:tab/>13</text:a></text:p>
          <text:p text:style-name="P17"><text:a xlink:type="simple" xlink:href="#__RefHeading___Toc1115_282055569" text:style-name="Index_20_Link" text:visited-style-name="Index_20_Link">6.4.2 Pole<text:tab/>13</text:a></text:p>
          <text:p text:style-name="P15"><text:a xlink:type="simple" xlink:href="#__RefHeading___Toc1117_282055569" text:style-name="Index_20_Link" text:visited-style-name="Index_20_Link">7 Datové struktury<text:tab/>14</text:a></text:p>
          <text:p text:style-name="P16"><text:a xlink:type="simple" xlink:href="#__RefHeading___Toc1119_282055569" text:style-name="Index_20_Link" text:visited-style-name="Index_20_Link">7.1 Tabulka symbolů<text:tab/>14</text:a></text:p>
          <text:p text:style-name="P16"><text:a xlink:type="simple" xlink:href="#__RefHeading___Toc1121_282055569" text:style-name="Index_20_Link" text:visited-style-name="Index_20_Link">7.2 Tabulka funkcí<text:tab/>14</text:a></text:p>
          <text:p text:style-name="P16"><text:a xlink:type="simple" xlink:href="#__RefHeading___Toc1123_282055569" text:style-name="Index_20_Link" text:visited-style-name="Index_20_Link">7.3 Spojový list<text:tab/>14</text:a></text:p>
          <text:p text:style-name="P16"><text:a xlink:type="simple" xlink:href="#__RefHeading___Toc1125_282055569" text:style-name="Index_20_Link" text:visited-style-name="Index_20_Link">7.4 Zásobník<text:tab/>14</text:a></text:p>
          <text:p text:style-name="P15"><text:a xlink:type="simple" xlink:href="#__RefHeading___Toc662_1243889013" text:style-name="Index_20_Link" text:visited-style-name="Index_20_Link">8 Spuštění<text:tab/>15</text:a></text:p>
          <text:p text:style-name="P15"><text:a xlink:type="simple" xlink:href="#__RefHeading___Toc664_1243889013" text:style-name="Index_20_Link" text:visited-style-name="Index_20_Link">9 Závěr<text:tab/>16</text:a></text:p>
        </text:index-body>
      </text:table-of-content>
      <text:p text:style-name="P18" loext:marker-style-name="T7"/>
      <text:h text:style-name="P19" text:outline-level="1"><text:bookmark-start text:name="__RefHeading___Toc1341_3901771047"/>Úvod<text:bookmark-end text:name="__RefHeading___Toc1341_3901771047"/></text:h>
      <text:h text:style-name="Heading_20_2" text:outline-level="2"><text:bookmark-start text:name="__RefHeading___Toc1391_3789043968"/>Přehled<text:bookmark-end text:name="__RefHeading___Toc1391_3789043968"/></text:h>
      <text:p text:style-name="P20"><text:span text:style-name="T8">Maturitní práce si dává za cíl navrhnout vlastní syntaxi programovacího jazyka </text:span><text:span text:style-name="T9">se základními funkcemi. </text:span><text:span text:style-name="T10">Jazyk by měl být procedurální, schopný vytvoření proměnných s dvěma číselnými typy, na nich by mělo být možno provádět základní operace. Dále má jazyk obsahovat statické pole, funkce a řídící struktury if a loop</text:span><text:span text:style-name="T9">. </text:span><text:span text:style-name="T8">Pro tento jazyk </text:span><text:span text:style-name="T10">bylo cílem </text:span><text:span text:style-name="T8">vytvořit gramatický lexer za pomocí nástroje FLEX. Pro vytvořené tokeny sestavit pravidla gramatiky pomocí parsovacího nástroje BISON a v rámci těchto pravidel generovat LLVM kód, který bude posléze možné zkompilovat pomocí vysoce optimalizovaného a uznávaného kompilátoru CLANG do </text:span><text:span text:style-name="T9">spustitelného souboru.</text:span></text:p>
      <text:h text:style-name="P21" text:outline-level="2"><text:bookmark-start text:name="__RefHeading___Toc1351_3789043968"/>Lexikální analyzátory<text:bookmark-end text:name="__RefHeading___Toc1351_3789043968"/></text:h>
      <text:p text:style-name="P22">Lexikální analyzátor bere jako vstup nějaký <text:span text:style-name="T11">textový </text:span>soubor. <text:span text:style-name="T12">V textovém souboru je nějakým jazyk</text:span><text:span text:style-name="T11"> – lexovat se můžou i mluvené jazyky</text:span><text:span text:style-name="T12">.</text:span><text:span text:style-name="T11"> </text:span><text:span text:style-name="T12">Analyzátor text z</text:span>pracuje a vrátí sadu po sobě jdoucích předem definovaných tokenů. Tokeny jsou <text:span text:style-name="T13">elementárními nositely významu v rámci daného jazyka. Jde tedy prakticky o</text:span> <text:span text:style-name="T11">reprezentac</text:span><text:span text:style-name="T13">i (</text:span>regex<text:span text:style-name="T13">)</text:span> pravidly daného kusu textu – může to tedy být například slovo, odstavec, mezera, závorka nebo v kontextu programovacích jazyků <text:span text:style-name="T14">uplatnitelné </text:span>dvojté rovná se, různá klíčová slova – if, loop, def, ..., název stringu atd. K tomuto kusu textu lexer přiřadí příslušný token, tedy pokud narazí na „if“ vrátí dvojici („if“ : <text:s/>IF), když dojde k „==“, vrátí („==“ : EQUALS). Díky tomu, že vytváří tyto dvojice, je možné zpětně tokeny využívat. Některé lexery <text:span text:style-name="T14">při najití určitého tokenu ještě umožňují vykonat nějaké operace. Je tak možné vypisovat třeba na kterém řádku se token objeví či provádět různé operace </text:span><text:span text:style-name="T10">s hodnotou tokenu</text:span><text:span text:style-name="T14">.</text:span></text:p>
      <text:h text:style-name="Heading_20_2" text:outline-level="2"><text:bookmark-start text:name="__RefHeading___Toc1343_3901771047"/><text:span text:style-name="T12">Syntaktický analyzátor</text:span><text:span text:style-name="T14"> </text:span><text:bookmark-end text:name="__RefHeading___Toc1343_3901771047"/></text:h>
      <text:p text:style-name="P23">Parser, tedy syntaktický analyzátor je dalším krokem v překladu jazyka. Za vstup bere tokeny vytvořené lexikálním analyzátorem a vytvoří z nich hierarchický syntaktický strom, jenž reprezentuje strukturu textu v rámci předem definovaných pravidel. Během vytváření tohoto stromu kontroluje, zda je v kontextu stanovených pravidel jazyka text smysluplný. <text:span text:style-name="T13">Toto je možné za využití pravidel bezkontextové gramatiky, takové která si </text:span><text:span text:style-name="T15">nepamatuje už zanalyzované části</text:span><text:span text:style-name="T13">. Ta nemusí pojímat všechny pravidla jazyka, ale pokud by byla použita gramatika kontextová nemohl by být text efektivně syntakticky analyzován, proto se používají jiné nástroje pro vymáhání kontextových pravidel – např. tabulka symbolů. Ta se vytváří</text:span><text:span text:style-name="T16"> díky přidaným pravidlům </text:span><text:span text:style-name="T13">v gramatice a s její pomocí se tak</text:span><text:span text:style-name="T16"> může kontrolovat sémantická správnost textu. Společně s</text:span><text:span text:style-name="T13">e</text:span><text:span text:style-name="T16"> sémantickou kontrolou zároveň probíhá generování nového kódu, respektive druhého jazyka. </text:span><text:span text:style-name="T13">Pokud by se jednalo o interpret, byl by syntaktický strom rovnou vyhodnocován.</text:span></text:p>
      <text:h text:style-name="Heading_20_3" text:outline-level="3"><text:bookmark-start text:name="__RefHeading___Toc1345_3901771047"/>Konečný automat<text:bookmark-end text:name="__RefHeading___Toc1345_3901771047"/></text:h>
      <text:p text:style-name="P24">Syntaktické analyzátory fungují na principu konečného automatu. <text:span text:style-name="T15">To je takový zjednodušený počítač, který má různé stavy. Mezi těmito stavy se přesouvá na základě toho jaké symboly přečte na vstupu</text:span>. Pamatuje si pouze aktuální stav a nic jiného. <text:span text:style-name="T17">Konečný automat začne v počátečním stavu a přečte první token, podle svých pravidel se přesune do jiného stavu a přečte další token. Jestliže je </text:span><text:span text:style-name="T13">na</text:span><text:span text:style-name="T17"> konci ve stavu uznávaném jako konečný, byl vstup syntakticky správně strukturovaný, v opačném případě nikoliv.</text:span></text:p>
      <text:h text:style-name="P25" text:outline-level="2"><text:bookmark-start text:name="__RefHeading___Toc1347_3901771047"/><text:soft-page-break/>Typy syntaktických analyzátorů<text:bookmark-end text:name="__RefHeading___Toc1347_3901771047"/></text:h>
      <text:p text:style-name="P26">Syntaktické analyzátory jsou většinou označovány skupinou písmen – LR, LL(1). První písmeno značí, že parser text zpracovává zleva doprava, druhé jestli používá levou, či pravou derivaci. Za těmito písmeny stojí často číslo v závorce uvádějící počet tokenů, na který se může parser podívat <text:span text:style-name="T15">směrem dopředu</text:span> LR(<text:span text:style-name="T18">k</text:span>). Pro takzvaný lookahead<text:span text:style-name="T19"> k </text:span><text:span text:style-name="T20">se</text:span><text:span text:style-name="T19"> </text:span>zpravidla používá <text:span text:style-name="T19">k = 1</text:span>. Gramatika s nulovým lookaheadem by nebyla schopna jakékoliv rekurze a musela by se na základně jednoho symbolu rozhodnout. <text:span text:style-name="T15">S</text:span><text:span text:style-name="T18"> k = 1</text:span><text:span text:style-name="T21"> by bylo</text:span><text:span text:style-name="T20"> </text:span>nemožné posoudit složitější struktury. Pro nejpoužívanější typ gramatiky LR jsou postupy, jak ty s <text:span text:style-name="T19">k &gt; 1</text:span><text:span text:style-name="T20"> převést na LR(</text:span><text:span text:style-name="T19">1</text:span><text:span text:style-name="T20">), jelikož ty se mnohem efektivněji syntakticky analyzují. <text:s/></text:span><text:span text:style-name="T22">Před touto definicí občas ještě stojí další specifikace parseru – LALR, SLR </text:span><text:span text:style-name="T23">(zjednodušené formy kanonického LR analyzátoru)</text:span><text:span text:style-name="T22">, GLR </text:span><text:span text:style-name="T23">(analyzátor nedeterministických gramatik)</text:span><text:span text:style-name="T22">.</text:span></text:p>
      <text:h text:style-name="Heading_20_3" text:outline-level="3"><text:bookmark-start text:name="__RefHeading___Toc1349_3901771047"/>Shora dolů<text:bookmark-end text:name="__RefHeading___Toc1349_3901771047"/></text:h>
      <text:p text:style-name="P27">Tento typ začíná analýzu od největšího stavebního kamene a snaží se ho postupně expandovat a výsledek napasovat na vstupní text. Postupné „rozbíjení“ větších kamenů vede až k posledním terminálním tokenům, které je možné porovnat se vztupem.</text:p>
      <text:h text:style-name="Heading_20_3" text:outline-level="3"><text:bookmark-start text:name="__RefHeading___Toc1351_3901771047"/>Zespoda nahoru<text:bookmark-end text:name="__RefHeading___Toc1351_3901771047"/></text:h>
      <text:p text:style-name="P27">Častější <text:span text:style-name="T24">i praktičtějším </text:span>způsobem je analýza začínající od terminálů. Těmito definitivnými kameny začne a skládá z nich postupně více a více abstrahované pravidla, jež dohromady tvoří různé podstromy, až dojde k cílovému neterminálu, který podstromy spojí a vznikne tak finální syntaktický strom. </text:p>
      <text:h text:style-name="Heading_20_2" text:outline-level="2"><text:bookmark-start text:name="__RefHeading___Toc729_1611209431"/>LL<text:bookmark-end text:name="__RefHeading___Toc729_1611209431"/></text:h>
      <text:p text:style-name="P27">LL parsování odpovídá systému shora dolů přičemž se využívá levé derivace. To znamená že analyzátor proměnuje symboly v pořadí z leva. Máme li výraz 1 + 1 = 2, provede následující kroky:</text:p>
      <text:p text:style-name="P27">S</text:p>
      <text:p text:style-name="P27">→ S + S</text:p>
      <text:p text:style-name="P27">→ S + S = S</text:p>
      <text:p text:style-name="P27">→ 1 + S = S</text:p>
      <text:p text:style-name="P27">→ 1 + 1 = S</text:p>
      <text:p text:style-name="P27">→ 1 + 1 = 2</text:p>
      <text:h text:style-name="P28" text:outline-level="2"><text:bookmark-start text:name="__RefHeading___Toc731_1611209431"/><text:soft-page-break/>LR<text:bookmark-end text:name="__RefHeading___Toc731_1611209431"/></text:h>
      <text:p text:style-name="P27">LR parser používá opačného principu a analyzuje odspoda nahoru s využitím pravé derivace. <text:span text:style-name="T25">Tedy analogicky se jedná o expanzi symbolů zprava. Výše uvedený výraz by tedy s LR gramatikou vypadal takto:</text:span></text:p>
      <text:p text:style-name="P29">S</text:p>
      <text:p text:style-name="P29">→ S = S</text:p>
      <text:p text:style-name="P29">→ S + S = S</text:p>
      <text:p text:style-name="P29">→ S + S = 2</text:p>
      <text:p text:style-name="P29">→ S + 1 = 2</text:p>
      <text:p text:style-name="P29">→ 1 + 1 = 2</text:p>
      <text:h text:style-name="P30" text:outline-level="1"><text:bookmark-start text:name="__RefHeading___Toc1111_282055569"/>Jazyk Rogalo<text:bookmark-end text:name="__RefHeading___Toc1111_282055569"/></text:h>
      <text:p text:style-name="P31">Jazyk Rogalo je jednoduchým procedurálním jazykem s funkcemi. <text:span text:style-name="T26">Syntaxe je proto intuitivní a podobná jiným již existujícím jazykům. Nicméně jsem ji upravil tak, aby se mi v něm kód psal dobře a myslím, že by se s ním daly napsat i komplikovanější programy, jak je možné vidět na příkladě využití algoritmizace řazení seznamu bubble-sort. </text:span></text:p>
      <text:h text:style-name="Heading_20_2" text:outline-level="2">Syntaxe</text:h>
      <text:h text:style-name="P32" text:outline-level="3">Komentáře</text:h>
      <text:p text:style-name="P33">Jednořádkové komentáře jsou značené pomocí svojitého „#“:</text:p>
      <text:p text:style-name="P33">## toto je komentář</text:p>
      <text:p text:style-name="P33">Víceřádkové kometáře se pak značí takto „##[[<text:span text:style-name="T19">komentář</text:span>]]##“</text:p>
      <text:p text:style-name="P33">##[[ toto je</text:p>
      <text:p text:style-name="P33">víceřádkový </text:p>
      <text:p text:style-name="P33">komentář ]]##</text:p>
      <text:h text:style-name="Heading_20_3" text:outline-level="3">Proměnné</text:h>
      <text:p text:style-name="P34">Proměnné se zakládají takto: „<text:span text:style-name="T27">[typ]</text:span><text:span text:style-name="T28"> </text:span><text:span text:style-name="T27">[název proměnné]</text:span><text:span text:style-name="T28"> = </text:span><text:span text:style-name="T27">[výraz]</text:span>“<text:span text:style-name="T19">. </text:span><text:span text:style-name="T28">Pod pojmem výraz se rozumí rozumí číselné operace, jiné proměné a také volání funkcí. Případně ještě prvek seznamu. Pole se pouze inicializují, nebo se celé kopírují z jiného pole: „arr </text:span><text:span text:style-name="T27">[typ prvků] [název pole] [specifikace pole]</text:span><text:span text:style-name="T28">“ nebo „arr </text:span><text:span text:style-name="T27">[typ prvků] [název pole] [specifikace pole] = [jiné pole]</text:span><text:span text:style-name="T28">“. Specifikace pole znamená kolik prvků bude pole mít, případně jestli to bude pole polí – „arr int pole[2][3][4]“ vytvoří pole o dvou polích, každé se třemi poli o čtyřech prvcích.</text:span></text:p>
      <text:h text:style-name="Heading_20_3" text:outline-level="3">Operátory</text:h>
      <text:p text:style-name="P35">Možné operátory jsou:</text:p>
      <text:list text:style-name="L2">
        <text:list-item>
          <text:p text:style-name="P36">číselné – plus (+), minus (-), krát (*), děleno(/)</text:p>
        </text:list-item>
        <text:list-item>
          <text:p text:style-name="P36">komparativní – menší než (&lt;), větší než (&gt;), menší nebo rovno (&lt;=), větší nebo rovno (&gt;=), rovná se (<text:span text:style-name="T29">==</text:span>), nerovná se (!=)</text:p>
        </text:list-item>
      </text:list>
      <text:h text:style-name="P37" text:outline-level="3">Řídící struktury</text:h>
      <text:p text:style-name="P38">Řídící struktury jazyk nabízí dvě: </text:p>
      <text:list text:style-name="L3">
        <text:list-item>
          <text:p text:style-name="P39"><text:soft-page-break/><text:span text:style-name="T29">If struktury vypadají následovně: „if (</text:span><text:span text:style-name="T30">[podmínka]</text:span><text:span text:style-name="T31">){</text:span><text:span text:style-name="T30">[kód]</text:span><text:span text:style-name="T31">}</text:span><text:span text:style-name="T29">“.</text:span></text:p>
        </text:list-item>
        <text:list-item>
          <text:p text:style-name="P40">Loop: „loop (<text:span text:style-name="T19">[proměnná přes kterou se iteruje]</text:span><text:span text:style-name="T20">; </text:span><text:span text:style-name="T19">[začáteční hodnota iterování]</text:span><text:span text:style-name="T20">→</text:span><text:span text:style-name="T19">[konečná hodnota do které se bude iterovat (včetně)]</text:span><text:span text:style-name="T20">; </text:span><text:span text:style-name="T19">[vynechatelný krok o který se proměnná bude zvyšovat, výchozí hodnota je 1]</text:span>){<text:span text:style-name="T19">[kód]</text:span>}“.</text:p>
        </text:list-item>
      </text:list>
      <text:h text:style-name="Heading_20_3" text:outline-level="3">Funkce</text:h>
      <text:p text:style-name="P38">Funkce jsou definovány takto: „func <text:span text:style-name="T19">[datový typ návratové hodnoty] [jméno funkce]</text:span><text:span text:style-name="T20">(</text:span><text:span text:style-name="T19">[argumenty – [typ] [název] ]</text:span><text:span text:style-name="T20">)</text:span><text:span text:style-name="T19">{[kód]}</text:span>“.</text:p>
      <text:h text:style-name="Heading_20_1" text:outline-level="1"><text:bookmark-start text:name="__RefHeading___Toc733_1611209431"/>Využité nástroje<text:bookmark-end text:name="__RefHeading___Toc733_1611209431"/></text:h>
      <text:h text:style-name="Heading_20_2" text:outline-level="2"><text:bookmark-start text:name="__RefHeading___Toc735_1611209431"/>FLEX<text:bookmark-end text:name="__RefHeading___Toc735_1611209431"/></text:h>
      <text:p text:style-name="P41">FLEX<text:note text:id="ftn0" text:note-class="footnote"><text:note-citation>1</text:note-citation><text:note-body><text:p text:style-name="Footnote"><text:s/><text:a xlink:type="simple" xlink:href="https://github.com/westes/flex/tree/master" text:style-name="Internet_20_link" text:visited-style-name="Visited_20_Internet_20_Link">https://github.com/westes/flex/tree/master</text:a></text:p></text:note-body></text:note> je open-source nástroj, který generuje lexikální analyzátor. Umožňuje zefektivnit a výrazně zkrátit vytváření analyzátoru. <text:span text:style-name="T32">Struktura FLEX programu je následující: začíná definicemi, následuje uživatelský kód v c, nebo c++ (v mém případě c) uzavřený v závorkách s procenty % { } %. Pak </text:span><text:span text:style-name="T33">jsou v souboru deklarace stavů jiných než INITIAL, dále dvojitá procenta %% po kterých přijdou na řadu samotná pravidla pro lexování. Pokud bychom chtěli používat pouze lexikální analýzu bez syntaktické, dal by se ještě na konec souboru připojit driver kód. Nástroj se volá z příkazové řádky následovně: </text:span><text:span text:style-name="T34">flex [možnosti] [název souboru].</text:span><text:span text:style-name="T35">l</text:span></text:p>
      <text:h text:style-name="Heading_20_2" text:outline-level="2"><text:bookmark-start text:name="__RefHeading___Toc737_1611209431"/>BISON<text:bookmark-end text:name="__RefHeading___Toc737_1611209431"/></text:h>
      <text:p text:style-name="P42">BISON <text:note text:id="ftn1" text:note-class="footnote"><text:note-citation>2</text:note-citation><text:note-body><text:p text:style-name="Footnote"><text:s/><text:a xlink:type="simple" xlink:href="https://www.gnu.org/software/bison/" text:style-name="Internet_20_link" text:visited-style-name="Visited_20_Internet_20_Link">https://www.gnu.org/software/bison/</text:a></text:p></text:note-body></text:note><text:s/>je obdobně praktickým a výrazně práci ulehčujícím nástrojem. Generuje syntaktický generátor na základě gramatických pravidel. Struktura je velice podobná jako u FLEX souboru. Tedy začíná uživatelským kódem <text:span text:style-name="T36">statických deklarací</text:span> v závorkách s procenty {% %}, následují definice datových typů tokenů, pak definice tokenů samotných, neterminálů, předností jednotlivých symbolů i startovacího symbolu. <text:span text:style-name="T36">Dále se v souboru vyskytují gramatická pravidla uzavřená v dvojitých procetech %% … %%. Na konci souboru jsou definice na začátku deklarovaných funkcí společně s hlavní main funkcí, která celý analyzátor spouští. BISON se volá také z příkazové řádky: </text:span><text:span text:style-name="T37">bison [možnosti] </text:span><text:span text:style-name="T38">[název souboru].y</text:span></text:p>
      <text:h text:style-name="P43" text:outline-level="2"><text:bookmark-start text:name="__RefHeading___Toc739_1611209431"/>LLVM<text:bookmark-end text:name="__RefHeading___Toc739_1611209431"/></text:h>
      <text:p text:style-name="P44">LLVM<text:note text:id="ftn2" text:note-class="footnote"><text:note-citation>3</text:note-citation><text:note-body><text:p text:style-name="Footnote"><text:s/><text:a xlink:type="simple" xlink:href="https://llvm.org/docs/index.html" text:style-name="Internet_20_link" text:visited-style-name="Visited_20_Internet_20_Link">https://llvm.org/docs/index.html</text:a></text:p></text:note-body></text:note> je <text:span text:style-name="T39">optimalizuje kód</text:span>, soustředí se na meziplatformovou reprezentaci kódu – LLVM IR. Tento „srozumitelnější assembly kód“ <text:span text:style-name="T39">postupně </text:span>zlepšuje v několika po sobě jdoucích průchodech. <text:span text:style-name="T40">Normálně dostane optimalizátor </text:span><text:span text:style-name="T39">původní </text:span><text:span text:style-name="T40">IR od nějakého kompilátoru, <text:s/>v mém případě mu ho generuji sám. </text:span><text:span text:style-name="T41">Clang jakožto součást LLVM projektu </text:span><text:span text:style-name="T39">obsahuje tento optimalizátor, ale i kompilátor ze samotného LLVM IR do strojového kódu. Clang</text:span><text:span text:style-name="T42"> </text:span><text:span text:style-name="T43">za mě tedy spustí LLVM optimalizátor a zároveň z optimalizované verze IR vytvoří spustitelný soubor.</text:span></text:p>
      <text:h text:style-name="P45" text:outline-level="1">Gramatika</text:h>
      <text:p text:style-name="P46">Bud<text:span text:style-name="T44">u</text:span> j<text:span text:style-name="T44">i</text:span> vysvětlovat způsobem shora dolů, i když jsem si vědom, že BISON využívá LR princip a tedy analýzu zespoda nahoru. Celý soubor je uzavřen v neterminálu <text:span text:style-name="T19">st</text:span><text:span text:style-name="T20">, jenž se skládá z neterminálů začátku souboru a programu. </text:span><text:span text:style-name="T45">Program se rekurzivně skládá z neterminálů </text:span><text:span text:style-name="T46">statement</text:span><text:span text:style-name="T45">. Tedy může jich tam být </text:span><text:span text:style-name="T47">1</text:span><text:span text:style-name="T45"> – </text:span><text:span text:style-name="T46">n </text:span><text:span text:style-name="T45">za sebou. </text:span><text:span text:style-name="T46">Statement </text:span><text:span text:style-name="T45">může být buďto deklarace, řídící struktura, změna proměnné nebo komentář. </text:span><text:span text:style-name="T48">Pod deklarace spadá vytvoření nové proměné, funkce, textového řetězce i pole. Mezi řídící struktury patří </text:span><text:span text:style-name="T49">loop</text:span><text:span text:style-name="T48"> a </text:span><text:span text:style-name="T49">if. </text:span><text:span text:style-name="T48">Dále ukáži, jak jsem konkrétní struktury přeložil z jazyka Rogalo do LLVM IR.</text:span></text:p>
      <text:h text:style-name="Heading_20_1" text:outline-level="1"><text:bookmark-start text:name="__RefHeading___Toc1085_1716699866"/>G<text:span text:style-name="T44">enerování kódu</text:span><text:bookmark-end text:name="__RefHeading___Toc1085_1716699866"/></text:h>
      <text:h text:style-name="Heading_20_2" text:outline-level="2"><text:bookmark-start text:name="__RefHeading___Toc1087_1716699866"/>Deklarace<text:bookmark-end text:name="__RefHeading___Toc1087_1716699866"/></text:h>
      <text:h text:style-name="Heading_20_3" text:outline-level="3"><text:bookmark-start text:name="__RefHeading___Toc648_1243889013"/><text:span text:style-name="T50">Jednoduché p</text:span>roměnné<text:bookmark-end text:name="__RefHeading___Toc648_1243889013"/></text:h>
      <text:p text:style-name="P47">Proměnné v mém kódu jsou reprezentovány jako pointer. To je proto, aby se mohla jejich hodnota měnit a nemusela se pokaždé vytvářet nová proměnná, jelikož LLVM IR je SSA. To znamená, že každé proměnné může být přiřazena hodnota právě jednou. Při deklaraci proměnné tedy vytvořím pointer s přísluš<text:span text:style-name="T51">ým typem </text:span><text:span text:style-name="T52">a k jeho názvu připojím nulu, aby bylo jasné, že to je pointer</text:span>, a poté na místo na které ukazuje uložím hodnotu, která je proměnné přiřazována. </text:p>
      <text:h text:style-name="Heading_20_3" text:outline-level="3"><text:bookmark-start text:name="__RefHeading___Toc650_1243889013"/>Funkce<text:bookmark-end text:name="__RefHeading___Toc650_1243889013"/></text:h>
      <text:p text:style-name="P47">Definice funkcí by měly být na nejvyšší úrovní LLVM IR programu, tedy mimo funkci <text:span text:style-name="T19">main</text:span><text:span text:style-name="T20">. Proto mám otevřené dva soubory – </text:span><text:span text:style-name="T19">out.ll </text:span><text:span text:style-name="T20">a </text:span><text:span text:style-name="T19">temp_out.ll</text:span><text:span text:style-name="T20">. To mi umožňuje psát definice funkcí do </text:span><text:span text:style-name="T19">out.ll</text:span><text:span text:style-name="T20"> a zbytek do </text:span><text:span text:style-name="T19">temp_out.ll</text:span><text:span text:style-name="T20"> a posléze připojit </text:span><text:span text:style-name="T19">temp_out.ll </text:span><text:span text:style-name="T20">k </text:span><text:span text:style-name="T19">out.ll</text:span><text:span text:style-name="T20">, a tak dosáhnout definice funkcí na začátku souboru. </text:span><text:span text:style-name="T53">Gramatická pravidla funkce mám definované takto: klíčové slovo funkce, datový typ návratové hodnoty, název funkce, argumenty funkce a tělo funkce. Datový typ je stejný jako u proměnné, s tím rozdílem, že funkce může vracet i pole, které je popsané níže. Argumenty fukce jsou předávány normální proměnnou, a tak je potřeba je na začátku funkce převést na pointer, abych s nimi mohl dál pracovat. Tělo funkce vypadá stejně jako normální kód, ale kromě tokenu </text:span><text:span text:style-name="T54">statement </text:span><text:span text:style-name="T53">akceptuje ještě </text:span><text:span text:style-name="T54">return</text:span><text:span text:style-name="T53">. </text:span></text:p>
      <text:h text:style-name="Heading_20_3" text:outline-level="3"><text:bookmark-start text:name="__RefHeading___Toc1089_1716699866"/>Stringů<text:bookmark-end text:name="__RefHeading___Toc1089_1716699866"/></text:h>
      <text:p text:style-name="P48">Textové řetězce mám definované jako globální konstanty na začátku souboru. Je tedy obdobně jako u definicí fukncí potřeba ošetřit, aby byly před fukncí <text:span text:style-name="T19">main</text:span><text:span text:style-name="T20">. Zde ovšem nastává konflikt, pokud jsem v definici funkce a vytvářím string, mohlo by se stát, že bych konstantu vytvořil uprostřed funkce, a tím pádem ji vytvářel při každém volání funkce. </text:span><text:span text:style-name="T55">Proto </text:span><text:span text:style-name="T56">jsem vytvořil dočasný</text:span><text:span text:style-name="T55"> </text:span><text:span text:style-name="T56">string, do kterého se deklarace stringů ukládají v případě, že je kód v deklaraci funkce. Když pak program dojde na konec funkce, daný string vytiskne za funkci, čímž se zajistí, že se stringy nebudou tvořit vícekrát. <text:s/>Samotný datový typ je statické pole znaků. V kódu tedy deklarace stringů vypadá takto: „</text:span><text:span text:style-name="T57">@[název stringu] = private constant [[délka stringu] x i8] c“[string samotný]“ </text:span><text:span text:style-name="T56">“. </text:span></text:p>
      <text:h text:style-name="Heading_20_3" text:outline-level="3"><text:bookmark-start text:name="__RefHeading___Toc652_1243889013"/><text:soft-page-break/>Pole<text:bookmark-end text:name="__RefHeading___Toc652_1243889013"/></text:h>
      <text:p text:style-name="P49">U deklarace polí jsem se je rozhodl pouze inicializovat. Tedy nepřiřazuji každému prvku nějakou hodnotu, <text:span text:style-name="T58">to je povoleno jenom jednotlivě, pro každý prvek pole zvlášť</text:span>.<text:span text:style-name="T58">Jako u proměnné se vytvoří pointer s daným typem a názvem s připojenou nulou na konci. </text:span><text:s/><text:span text:style-name="T44">Proto je</text:span> deklarace která kopíruje cel<text:span text:style-name="T58">é jiné pole je povolená, </text:span><text:span text:style-name="T44">stačí pouze načíst hodnotu pointeru a uložit jí do jiného</text:span><text:span text:style-name="T58">. </text:span><text:span text:style-name="T44">Ještě musí p</text:span><text:span text:style-name="T59">roběhn</text:span><text:span text:style-name="T47">out</text:span><text:span text:style-name="T59"> kontrola, zda se jeho typ shoduje s typem zadaným. </text:span><text:span text:style-name="T47">A právě t</text:span><text:span text:style-name="T58">yp pole je v tomto případě trochu komplikovanější. </text:span><text:span text:style-name="T29">S</text:span><text:span text:style-name="T60">pecifikace pole vypadá takto: „</text:span><text:span text:style-name="T61">[výraz][výraz][výraz]…</text:span><text:span text:style-name="T60">“. Výraz nejvíce na pravo je nejvnitřnější, tedy deklarace „</text:span><text:span text:style-name="T61">arr int pole[2][4][3]</text:span><text:span text:style-name="T60">“ vytvoří pole s dvěmi prvky – poli o čtyřech prvcích, které jsou také pole a mají v sobě tři prvky typu int. Tuto specifikaci ukládám v zásobníku, z kterého pak tvořím typ v LLVM IR, který vypadá takto: „</text:span><text:span text:style-name="T61">[2 x [4 x [3 x i32]]]</text:span><text:span text:style-name="T60">“. Přistupuji k tomu takovým způsobem, že vytvořím první závorku se základním typem seznamu „</text:span><text:span text:style-name="T61">[3 x i32]</text:span><text:span text:style-name="T60">“ a potom k ní zvenku přidávám vrchní položky ze zásobníku. </text:span><text:span text:style-name="T47">Používám zásobník, jelikož k hodnotám přistupuji „odzadu“. </text:span></text:p>
      <text:h text:style-name="Heading_20_2" text:outline-level="2"><text:bookmark-start text:name="__RefHeading___Toc654_1243889013"/>Řídící struktury<text:bookmark-end text:name="__RefHeading___Toc654_1243889013"/></text:h>
      <text:h text:style-name="Heading_20_3" text:outline-level="3"><text:bookmark-start text:name="__RefHeading___Toc656_1243889013"/>Loop<text:bookmark-end text:name="__RefHeading___Toc656_1243889013"/></text:h>
      <text:p text:style-name="P50">Řídící struktura loop je <text:span text:style-name="T62">jedna z</text:span> <text:span text:style-name="T62">nej</text:span>komplikovan<text:span text:style-name="T62">ějších částí projektu, znát je to na množství kódu, který při jejím tvoření generuji. Začínám přípravným blokem kódu. Ten vytvoří proměnou, přes kterou bude </text:span><text:span text:style-name="T63">loop </text:span><text:span text:style-name="T64">interovat a uloží do ní startovní hodnotu. Zároveň vytvoří proměnnou s maximální hodnotou, ke které se bude iterovat. </text:span><text:span text:style-name="T65">Také</text:span><text:span text:style-name="T64"> se vytvoří proměnná, která ukazuje, zda je startovní hodnota vyšší, nebo nižší než cílová. Touto proměnnou se </text:span><text:span text:style-name="T63">loop</text:span><text:span text:style-name="T64"> dělý na dvě části. V prní vždy kontroluje, zda </text:span><text:span text:style-name="T66">je proměná menší než cílová hodnota a krok přičítá, zatímco v druhé větvi kontroluje, zda je proměnná větší a krok odečítá. </text:span><text:span text:style-name="T65">Kontrolování probíhá před spuštěním kódu uvnitř </text:span><text:span text:style-name="T67">loopu</text:span><text:span text:style-name="T65">, Přidávání či odčítání po něm. Zároveň s tím se skočí na zpět na kontrolu a pokud už byly podmínky splněny z </text:span><text:span text:style-name="T67">loopu </text:span><text:span text:style-name="T65">se vyskočí. </text:span><text:span text:style-name="T68">Každý </text:span><text:span text:style-name="T69">loop </text:span><text:span text:style-name="T68">má své proměné a bloky kódu, kam skáče, pokud tedy nastane situace, že se volá </text:span><text:span text:style-name="T69">loop </text:span><text:span text:style-name="T68">ve struktuře </text:span><text:span text:style-name="T69">loop, </text:span><text:span text:style-name="T68">musí si původní </text:span><text:span text:style-name="T69">loop </text:span><text:span text:style-name="T68">nějakým způsobem zapamatovat, jak pojmenovávat své proměnné, aby nedošlo ke kolizi. Toho docílím pomocí zásobníku – když </text:span><text:span text:style-name="T69">loop </text:span><text:span text:style-name="T68">začíná přidám do zásobníku číslo momentální struktury </text:span><text:span text:style-name="T69">loop</text:span><text:span text:style-name="T68">, když narazím na další </text:span><text:span text:style-name="T69">loop</text:span><text:span text:style-name="T68">, přidám opět jeho číslo do zásobníku, vygeneruji ho, a pak číslo ze zásobníku odstraním, pak může být vygenerován zbytek kódu z původní struktury </text:span><text:span text:style-name="T69">loop</text:span><text:span text:style-name="T68">, jelikož její číslo je stále uložené v zásobníku.</text:span></text:p>
      <text:h text:style-name="Heading_20_3" text:outline-level="3"><text:bookmark-start text:name="__RefHeading___Toc658_1243889013"/><text:soft-page-break/>If<text:bookmark-end text:name="__RefHeading___Toc658_1243889013"/></text:h>
      <text:p text:style-name="P51">U řídící struktury <text:span text:style-name="T19">if </text:span><text:span text:style-name="T20">se jednoduše vytvoří proměnná, která rozhoduje, zda se má skočit do bloku s kódem v </text:span><text:span text:style-name="T19">if </text:span><text:span text:style-name="T20">struktuře, nebo se má pokračovat dál. Pro tento účel se v LLVM IR využívá příkaz </text:span><text:span text:style-name="T19">icmp: „%condition = icmp [operace] [typ] [první proměnná], [druhá proměnná]“. </text:span><text:span text:style-name="T20">Ve výsledku to pak může vypadat zhruba takto: „</text:span><text:span text:style-name="T19">%condition_if1 = icmp sgt i32 %t10, 12</text:span><text:span text:style-name="T20">“</text:span><text:span text:style-name="T19">. </text:span><text:span text:style-name="T20">Ptáme se, jestli je proměnná </text:span><text:span text:style-name="T19">t10</text:span><text:span text:style-name="T20"> (může být i negativní, proto </text:span><text:span text:style-name="T19">sgt</text:span><text:span text:style-name="T20">) větší než 12, pokud ano bude hodnota </text:span><text:span text:style-name="T19">%condition_if1 </text:span><text:span text:style-name="T20">nastavena na 1, jinak na 0. Proměná se pak využije pro určení, zda pokračovat dál, nebo se vnořit do </text:span><text:span text:style-name="T19">if</text:span><text:span text:style-name="T20">: „</text:span><text:span text:style-name="T70">br i1 </text:span><text:span text:style-name="T71">[proměnná], label [když je proměnná 1], label [když je proměnná 0]</text:span><text:span text:style-name="T20">“. </text:span></text:p>
      <text:h text:style-name="Heading_20_2" text:outline-level="2"><text:bookmark-start text:name="__RefHeading___Toc660_1243889013"/>Změna proměnné<text:bookmark-end text:name="__RefHeading___Toc660_1243889013"/></text:h>
      <text:h text:style-name="P52" text:outline-level="3"><text:bookmark-start text:name="__RefHeading___Toc1113_282055569"/>Jednoduché proměnné<text:bookmark-end text:name="__RefHeading___Toc1113_282055569"/></text:h>
      <text:p text:style-name="P53">Změna jednoduhé proměnné spočívá v tom, že si vyhledám její typ v tabulce, do které si je ukládám a potom uložím přiřazovanou hodnotu do pointru proměnné: „<text:span text:style-name="T19">store [typ] [přiřazovaná hodnota], ptr [název proměnné]0</text:span>“.</text:p>
      <text:h text:style-name="Heading_20_3" text:outline-level="3"><text:bookmark-start text:name="__RefHeading___Toc1115_282055569"/>Pole<text:bookmark-end text:name="__RefHeading___Toc1115_282055569"/></text:h>
      <text:p text:style-name="P54">Statické pole je reprezentováno pouze místem v paměti na určitý počet prvků daného typu. Pokud chci změnit prvek <text:span text:style-name="T19">[10][2]</text:span><text:span text:style-name="T20"> nějakého pole, na které mám uložený pointer na jeho začátek, nejde o nic jiného, než vypočítat, kde se tento prvek nachází. K tomu slouží instrukce </text:span><text:span text:style-name="T19">getelementptr</text:span><text:span text:style-name="T20">: „</text:span><text:span text:style-name="T19">[proměnná, do které chci výsledek uložit] = getelementptr [typ prvků], ptr [název pointru na pole], i32 0, i32 [první index], i32 [druhý index], …</text:span><text:span text:style-name="T20">“. Na začátku výčtu indexů je 0, to je proto, že pole samotné, tak jak je v LLVM IR implementované, vzhledem k tomu, že to je pointer, musí být také indexováno. Poté stačí uložit přiřazovanou hodnotu této vypočítané adrese: „</text:span><text:span text:style-name="T19">store [typ] [ukládaná proměná], ptr %idx</text:span><text:span text:style-name="T20">“.</text:span></text:p>
      <text:h text:style-name="Heading_20_1" text:outline-level="1"><text:bookmark-start text:name="__RefHeading___Toc1117_282055569"/>Datové struktury<text:bookmark-end text:name="__RefHeading___Toc1117_282055569"/></text:h>
      <text:h text:style-name="Heading_20_2" text:outline-level="2"><text:bookmark-start text:name="__RefHeading___Toc1119_282055569"/>Tabulka symbolů<text:bookmark-end text:name="__RefHeading___Toc1119_282055569"/></text:h>
      <text:p text:style-name="P55">Tabulka slouží jak k orientaci v programu – ukládá mimo jiné klíčová slova, ze kterých se dá jednoduše poznat, jak soubor parser čte, tak i k ukládání typů proměnných i polí a návratových typů funkcí. Také je u každého záznamu poznamenáno, na kterém řádku je definován, což také usnadňuje orientaci. <text:span text:style-name="T72">Tabulka je staticky alokována, předpokládám, že nebude mít více než 1024 záznamů.</text:span></text:p>
      <text:h text:style-name="Heading_20_2" text:outline-level="2"><text:bookmark-start text:name="__RefHeading___Toc1121_282055569"/>Tabulka funkcí<text:bookmark-end text:name="__RefHeading___Toc1121_282055569"/></text:h>
      <text:p text:style-name="P55">Tabulku funkcí používám výhradně k uložení typů argumentů, ale v rámci toho, že ji na konci printuji, tak jsem se rozhodl zdvojit informaci o návratovém typu a řádku definice. Takhle jsou všechny funkce přehledně na jednom místě. <text:span text:style-name="T72">Stejně jako tabulka symbolů je tabulka funkcí alokována staticky a to na 50 záznamů.</text:span></text:p>
      <text:h text:style-name="Heading_20_2" text:outline-level="2"><text:bookmark-start text:name="__RefHeading___Toc1123_282055569"/>Spojový list<text:bookmark-end text:name="__RefHeading___Toc1123_282055569"/></text:h>
      <text:p text:style-name="P56">Pro uložení argumentů funkce používám spojový list. Jeden prvek listu je reprezentován stringem s názvem proměnné argumentu, stringem s jeho typem a ukazatelem na další prvek. </text:p>
      <text:h text:style-name="P57" text:outline-level="2"><text:bookmark-start text:name="__RefHeading___Toc1125_282055569"/>Zásobník<text:bookmark-end text:name="__RefHeading___Toc1125_282055569"/></text:h>
      <text:p text:style-name="P58">Pro uložení specifikace pole a čísla řídících struktur <text:span text:style-name="T19">loop </text:span>a <text:span text:style-name="T19">if </text:span><text:span text:style-name="T20">používám zásobník. Vlastní implementace je stejná jako spojový list, akorát vždy operuji pouze s posledním prvkem.</text:span></text:p>
      <text:h text:style-name="Heading_20_1" text:outline-level="1"><text:bookmark-start text:name="__RefHeading___Toc662_1243889013"/>Spuštění<text:bookmark-end text:name="__RefHeading___Toc662_1243889013"/></text:h>
      <text:p text:style-name="P59">Pro spuštění kódu psaného v jazyku Rogalo musíte mít naistalované toolchainy <text:span text:style-name="T19">bison</text:span><text:span text:style-name="T20">, </text:span><text:span text:style-name="T73">flex</text:span><text:span text:style-name="T74"> </text:span><text:span text:style-name="T75">a </text:span><text:span text:style-name="T76">clang. </text:span><text:span text:style-name="T75">První krok je vytvoření syntaktického analyzátoru. Ten se vytváří první, jelikož </text:span><text:span text:style-name="T76">flex</text:span><text:span text:style-name="T75"> využívá soubor </text:span><text:span text:style-name="T76">y.tab.h</text:span><text:span text:style-name="T75"> ve kterém jsou definované tokeny a generuje ho právě volání </text:span><text:span text:style-name="T76">bisonu </text:span><text:span text:style-name="T77">se svolenou možností </text:span><text:span text:style-name="T78">-d</text:span><text:span text:style-name="T75">. Příkaz může vypadat <text:s/>následovně:</text:span><text:span text:style-name="T76"> „bison -</text:span><text:span text:style-name="T78">d </text:span><text:span text:style-name="T76">parser.y“.</text:span><text:span text:style-name="T75"> </text:span><text:span text:style-name="T79">V souboru </text:span><text:span text:style-name="T80">parser.y </text:span><text:span text:style-name="T79">musí být ve funkci main uveden váš soubor jako input. </text:span><text:span text:style-name="T77">P</text:span><text:span text:style-name="T75">o</text:span><text:span text:style-name="T77">té</text:span><text:span text:style-name="T75"> <text:s/>vytvoří</text:span><text:span text:style-name="T77">me</text:span><text:span text:style-name="T75"> lexikální analyzátor pomocí </text:span><text:span text:style-name="T77">nástroje </text:span><text:span text:style-name="T78">flex</text:span><text:span text:style-name="T77">: „</text:span><text:span text:style-name="T78">flex grammar.l</text:span><text:span text:style-name="T77">“. Následně zkompilujeme oba dva vygenerované analyzátory do jednoho souboru pomocí nástroje </text:span><text:span text:style-name="T78">clang</text:span><text:span text:style-name="T77">: „</text:span><text:span text:style-name="T78">clang lex.yy.x parser.tab.c</text:span><text:span text:style-name="T77">“ a spustíme vytvořený kód: „</text:span><text:span text:style-name="T81">a</text:span><text:span text:style-name="T82">.exe</text:span><text:span text:style-name="T77">“.</text:span></text:p>
      <text:p text:style-name="P60"><text:span text:style-name="T79">Nyní se vygeneruje soubor v LLVM IR nazvaný v mé verzi </text:span><text:span text:style-name="T80">out.ll</text:span><text:span text:style-name="T79">. Tento soubor tedy zoptimalizujeme a skompilujeme do strojového kódu pomocí </text:span><text:span text:style-name="T80">clang </text:span><text:span text:style-name="T79">následovně: </text:span><text:span text:style-name="T80">„clang out.ll“</text:span><text:span text:style-name="T79">. To ovšem nestačí, jelikož Rogalo používá funkci </text:span><text:span text:style-name="T80">mingw_printf</text:span><text:span text:style-name="T79">, která je součástí standartní c knihovny </text:span><text:span text:style-name="T80">stdio.h</text:span><text:span text:style-name="T79">. Proto je potřeba soubor ještě propojit s touto knihovnou. Výsledný příkaz může vypadat takhle: „</text:span><text:span text:style-name="T80">clang out.ll -o final -LC:</text:span><text:a xlink:type="simple" xlink:href="file://dev//clang//llvm-mingw-20250114-msvcrt-x86_64//include//stdio.h" text:style-name="Internet_20_link" text:visited-style-name="Visited_20_Internet_20_Link"><text:span text:style-name="T83">\dev\clang\llvm-mingw-20250114-msvcrt-x86_64\include\stdio.h</text:span></text:a><text:span text:style-name="T80">“, </text:span><text:span text:style-name="T84">obecněji pak takto: „</text:span><text:span text:style-name="T85">clang out.ll -o </text:span><text:span text:style-name="T86">[název souboru pro uložení]</text:span><text:span text:style-name="T85"> -L[cesta ke knihovně stdio.h]</text:span><text:span text:style-name="T84">“. Tím vznikne finálni soubor</text:span><text:span text:style-name="T85">, </text:span><text:span text:style-name="T84">který už jednoduše spustíme. </text:span></text:p>
      <text:h text:style-name="Heading_20_1" text:outline-level="1"><text:bookmark-start text:name="__RefHeading___Toc664_1243889013"/>Závěr<text:bookmark-end text:name="__RefHeading___Toc664_1243889013"/></text:h>
      <text:p text:style-name="P31">V práci jsem popsal základní fungování principů spojených s překladem programovacího jazyka. Konkrétněji jsem rozvedl, jak se generuje kód při zpracování různých akcích v jazyce Rogalo a popsal datové struktury, které jsem k tomu použil. Na konec jsem uvedl, jak si může čtenář svůj vlastní úryvek kódu Rogalo pomocí připojených souborů <text:span text:style-name="T19">grammar.l </text:span><text:span text:style-name="T20">a </text:span><text:span text:style-name="T19">parser.y</text:span><text:span text:style-name="T20"> sám přeložit a následně i skompilovat. </text:span><text:span text:style-name="T87">Projekt splnil všechny interní cíle, dokonce se mi povedlo implementovat funkci </text:span><text:span text:style-name="T86">print, </text:span><text:span text:style-name="T87">tedy interace s </text:span><text:span text:style-name="T86">stdout.</text:span></text:p>
      <text:h text:style-name="Heading_20_1" text:outline-level="1">Zdroje</text:h>
      <text:list text:style-name="L4">
        <text:list-item>
          <text:p text:style-name="P61"><text:span text:style-name="T88">Get the number of digits in an int</text:span><text:span text:style-name="T89">. Online. In: Stackoverflow. 2012. Dostupné z: </text:span><text:a xlink:type="simple" xlink:href="https://stackoverflow.com/a/11151570" text:style-name="Internet_20_link" text:visited-style-name="Visited_20_Internet_20_Link"><text:span text:style-name="T90">https://stackoverflow.com/a/11151570</text:span></text:a><text:span text:style-name="T89">. [cit. 2025-03-16].</text:span> </text:p>
        </text:list-item>
        <text:list-item>
          <text:p text:style-name="P61"><text:span text:style-name="T88">Inserting char string into another char string</text:span><text:span text:style-name="T89">. Online. In: Stackoverflow. 2010. Dostupné z: </text:span><text:a xlink:type="simple" xlink:href="https://stackoverflow.com/a/2016015" text:style-name="Internet_20_link" text:visited-style-name="Visited_20_Internet_20_Link"><text:span text:style-name="T90">https://stackoverflow.com/a/2016015</text:span></text:a><text:span text:style-name="T89">. [cit. 2025-03-16].</text:span> </text:p>
        </text:list-item>
        <text:list-item>
          <text:p text:style-name="P62"><text:span text:style-name="T88">A Gentle Introduction to LLVM IR</text:span><text:span text:style-name="T89">. Online. In: Mcyoung.xyz. 2023. Dostupné z: </text:span><text:a xlink:type="simple" xlink:href="https://mcyoung.xyz/2023/08/01/llvm-ir/" text:style-name="Internet_20_link" text:visited-style-name="Visited_20_Internet_20_Link"><text:span text:style-name="T90">https://mcyoung.xyz/2023/08/01/llvm-ir/</text:span></text:a><text:span text:style-name="T89">. [cit. 2025-03-16].</text:span> </text:p>
        </text:list-item>
        <text:list-item>
          <text:p text:style-name="P62"><text:span text:style-name="T88">A Quick Introduction to Handling Conflicts in Yacc Parsers</text:span><text:span text:style-name="T89">. Online, Obecně-vzdělávací. Tucson: The University of Arizona, 2008. Dostupné z: </text:span><text:a xlink:type="simple" xlink:href="https://www2.cs.arizona.edu/~debray/Teaching/CSc453/DOCS/conflicts.pdf" text:style-name="Internet_20_link" text:visited-style-name="Visited_20_Internet_20_Link"><text:span text:style-name="T90">https://www2.cs.arizona.edu/~debray/Teaching/CSc453/DOCS/conflicts.pdf</text:span></text:a><text:span text:style-name="T89">. [cit. 2025-03-16].</text:span> </text:p>
        </text:list-item>
        <text:list-item>
          <text:p text:style-name="P62"><text:span text:style-name="T88">Example program for the lex and yacc programs</text:span><text:span text:style-name="T89">. Online. In: IBM. 2023. Dostupné z: </text:span><text:a xlink:type="simple" xlink:href="https://www.ibm.com/docs/en/aix/7.1?topic=information-example-program-lex-yacc-programs" text:style-name="Internet_20_link" text:visited-style-name="Visited_20_Internet_20_Link"><text:span text:style-name="T90">https://www.ibm.com/docs/en/aix/7.1?topic=information-example-program-lex-yacc-programs</text:span></text:a><text:span text:style-name="T89">. [cit. 2025-03-16].</text:span> </text:p>
        </text:list-item>
        <text:list-item>
          <text:p text:style-name="P62"><text:span text:style-name="T88">Bison 3.8.1</text:span><text:span text:style-name="T89">. Online. In: Gnu. 2021. Dostupné z: </text:span><text:a xlink:type="simple" xlink:href="https://www.gnu.org/software/bison/manual/bison.html#Examples" text:style-name="Internet_20_link" text:visited-style-name="Visited_20_Internet_20_Link"><text:span text:style-name="T90">https://www.gnu.org/software/bison/manual/bison.html#Examples</text:span></text:a><text:span text:style-name="T89">. [cit. 2025-03-16].</text:span> </text:p>
        </text:list-item>
        <text:list-item>
          <text:p text:style-name="P62"><text:span text:style-name="T88">Online Documentation for Flex and Bison</text:span><text:span text:style-name="T89">. Online. In: Kiv.zcu. 2002. Dostupné z: </text:span><text:a xlink:type="simple" xlink:href="https://www.kiv.zcu.cz/~rohlik/vyuka/fjp/Cv03_2002/manualy/Using%20Lex%20and%20Yacc.htm" text:style-name="Internet_20_link" text:visited-style-name="Visited_20_Internet_20_Link"><text:span text:style-name="T90">https://www.kiv.zcu.cz/~rohlik/vyuka/fjp/Cv03_2002/manualy/Using%20Lex%20and%20Yacc.htm</text:span></text:a><text:span text:style-name="T89">. [cit. 2025-03-16].</text:span> </text:p>
        </text:list-item>
        <text:list-item>
          <text:p text:style-name="P62"><text:span text:style-name="T88">How to Build a C Compiler Using Lex and Yacc</text:span><text:span text:style-name="T89">. Online. In: Medium. 2021. Dostupné z: </text:span><text:a xlink:type="simple" xlink:href="https://medium.com/codex/building-a-c-compiler-using-lex-and-yacc-446262056aaa" text:style-name="Internet_20_link" text:visited-style-name="Visited_20_Internet_20_Link"><text:span text:style-name="T90">https://medium.com/codex/building-a-c-compiler-using-lex-and-yacc-446262056aaa</text:span></text:a><text:span text:style-name="T89">. [cit. 2025-03-16].</text:span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cs" fo:country="CZ" style:letter-kerning="false" style:font-name-asian="Times New Roman1" style:font-size-asian="12pt" style:language-asian="cs" style:country-asian="CZ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cs" fo:country="CZ" style:letter-kerning="false" style:font-name-asian="Times New Roman1" style:font-size-asian="12pt" style:language-asian="cs" style:country-asian="CZ" style:font-name-complex="Times New Roman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style:contextual-spacing="false" fo:line-height="150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left="0.762cm" fo:margin-top="0cm" fo:margin-bottom="0.423cm" style:contextual-spacing="false" fo:keep-together="always" fo:text-indent="-0.762cm" style:auto-text-indent="false" fo:break-before="page" fo:keep-with-next="always"/>
      <style:text-properties fo:font-variant="small-caps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margin-left="1.016cm" fo:margin-top="0.423cm" fo:margin-bottom="0.212cm" style:contextual-spacing="false" fo:keep-together="always" fo:text-indent="-1.016cm" style:auto-text-indent="false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margin-left="1.27cm" fo:margin-top="0.423cm" fo:margin-bottom="0cm" style:contextual-spacing="false" fo:keep-together="always" fo:text-indent="-1.27cm" style:auto-text-indent="false" fo:keep-with-next="always"/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margin-left="1.524cm" fo:margin-top="0.494cm" fo:margin-bottom="0.141cm" style:contextual-spacing="false" fo:keep-together="always" fo:text-indent="-1.524cm" style:auto-text-indent="false" fo:keep-with-next="always"/>
      <style:text-properties fo:color="#666666" loext:opacity="100%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left="1.778cm" fo:margin-top="0.423cm" fo:margin-bottom="0.141cm" style:contextual-spacing="false" fo:keep-together="always" fo:text-indent="-1.778cm" style:auto-text-indent="false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left="2.032cm" fo:margin-top="0.423cm" fo:margin-bottom="0.141cm" style:contextual-spacing="false" fo:keep-together="always" fo:text-indent="-2.032cm" style:auto-text-indent="false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Standard" style:next-style-name="Standard" style:class="chapter">
      <style:paragraph-properties fo:margin-top="0.212cm" fo:margin-bottom="0.106cm" style:contextual-spacing="false" fo:text-align="center" style:justify-single-word="false" fo:keep-together="always" fo:keep-with-next="always"/>
      <style:text-properties style:font-name="Arial" fo:font-family="Arial" style:font-family-generic="roman" style:font-pitch="variable" fo:font-size="26pt" style:font-name-asian="Arial1" style:font-family-asian="Arial" style:font-family-generic-asian="system" style:font-pitch-asian="variable" style:font-size-asian="26pt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Záhlaví_20_Char" style:class="extra">
      <style:paragraph-properties fo:margin-top="0cm" fo:margin-bottom="0cm" style:contextual-spacing="false" fo:line-height="100%" text:number-lines="tru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Zápatí_20_Char" style:class="extra">
      <style:paragraph-properties fo:margin-top="0cm" fo:margin-bottom="0cm" style:contextual-spacing="false" fo:line-height="100%" text:number-lines="tru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mment" style:family="paragraph" style:parent-style-name="Standard" style:class="extra">
      <style:paragraph-properties fo:margin-left="0.1cm" fo:margin-right="0.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Default_20_Paragraph_20_Font_20__28_WW_29_" style:display-name="Default Paragraph Font (WW)" style:family="text"/>
    <style:style style:name="Záhlaví_20_Char" style:display-name="Záhlaví Char" style:family="text" style:parent-style-name="Default_20_Paragraph_20_Font_20__28_WW_29_" loext:linked-style-name="Header"/>
    <style:style style:name="Zápatí_20_Char" style:display-name="Zápatí Char" style:family="text" style:parent-style-name="Default_20_Paragraph_20_Font_20__28_WW_29_" loext:linked-style-name="Footer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73" style:display-name="ListLabel 73" style:family="text">
      <style:text-properties fo:color="#1155cc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Standard">
      <style:paragraph-properties fo:margin-top="0cm" fo:margin-bottom="0cm" style:contextual-spacing="false" fo:line-height="115%" fo:text-align="center" style:justify-single-word="false"/>
    </style:style>
    <style:style style:name="MP2" style:family="paragraph" style:parent-style-name="Standard">
      <style:paragraph-properties fo:margin-top="0cm" fo:margin-bottom="0cm" style:contextual-spacing="false" fo:line-height="115%" fo:text-align="center" style:justify-single-word="false" fo:text-indent="-1.499cm" style:auto-text-indent="false"/>
      <style:text-properties style:font-name="Arial" fo:font-size="14pt" style:font-name-asian="Arial1" style:font-size-asian="14pt" style:font-name-complex="Arial1" style:font-size-complex="14pt"/>
    </style:style>
    <style:style style:name="MP3" style:family="paragraph" style:parent-style-name="Standard">
      <style:paragraph-properties fo:margin-top="0cm" fo:margin-bottom="0cm" style:contextual-spacing="false" fo:line-height="115%" fo:text-align="center" style:justify-single-word="false" fo:text-indent="-1.499cm" style:auto-text-indent="false"/>
    </style:style>
    <style:style style:name="MP4" style:family="paragraph">
      <loext:graphic-properties draw:fill="solid" draw:fill-color="#a0a0a0"/>
      <style:paragraph-properties fo:text-align="center"/>
    </style:style>
    <style:style style:name="MP5" style:family="paragraph" style:parent-style-name="Standard">
      <style:paragraph-properties fo:text-align="center" style:justify-single-word="false"/>
      <style:text-properties officeooo:paragraph-rsid="00526255"/>
    </style:style>
    <style:style style:name="MP6" style:family="paragraph" style:parent-style-name="Standard">
      <style:paragraph-properties fo:margin-top="0cm" fo:margin-bottom="0cm" style:contextual-spacing="false" fo:line-height="100%" fo:padding="0cm" fo:border="none" style:shadow="none" style:join-border="fals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loext:opacity="100%"/>
    </style:style>
    <style:style style:name="MP7" style:family="paragraph" style:parent-style-name="Standard">
      <style:paragraph-properties fo:margin-top="0cm" fo:margin-bottom="0cm" style:contextual-spacing="false" fo:line-height="100%" fo:text-align="center" style:justify-single-word="false" fo:padding="0cm" fo:border="none" style:shadow="none" style:join-border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P8" style:family="paragraph" style:parent-style-name="Standard">
      <style:paragraph-properties fo:text-align="center" style:justify-single-word="false"/>
    </style:style>
    <style:style style:name="MT1" style:family="text">
      <style:text-properties style:font-name="Arial" fo:font-size="28pt" fo:font-weight="bold" style:font-name-asian="Arial1" style:font-size-asian="28pt" style:font-weight-asian="bold" style:font-name-complex="Arial1" style:font-size-complex="28pt"/>
    </style:style>
    <style:style style:name="MT2" style:family="text"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MT3" style:family="text">
      <style:text-properties style:font-name="Arial" fo:font-size="14pt" style:font-name-asian="Arial1" style:font-size-asian="14pt" style:font-name-complex="Arial1" style:font-size-complex="14pt"/>
    </style:style>
    <style:style style:name="MT4" style:family="text">
      <style:text-properties fo:color="#000000" loext:opacity="100%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gr1" style:family="graphic">
      <style:graphic-properties draw:stroke="none" svg:stroke-width="0cm" draw:fill="solid" draw:fill-color="#a0a0a0" draw:textarea-horizontal-align="center" draw:textarea-vertical-align="top" draw:auto-grow-height="false" loext:decorative="false" fo:margin-left="0cm" fo:margin-right="0cm" fo:margin-top="0cm" fo:margin-bottom="0cm" style:run-through="back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  <style:page-layout style:name="Mpm1">
      <style:page-layout-properties fo:page-width="21.001cm" fo:page-height="29.7cm" style:num-format="1" style:print-orientation="portrait" fo:margin-top="1.27cm" fo:margin-bottom="0.998cm" fo:margin-left="2.999cm" fo:margin-right="1.499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501cm" fo:margin-left="0cm" fo:margin-right="0cm" fo:margin-top="1.40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 loext:marker-style-name="MT1"><text:span text:style-name="MT1">ARCIBISKUPSKÉ</text:span><draw:frame draw:style-name="Mfr1" draw:name="image1.png" text:anchor-type="char" svg:x="-1.344cm" svg:y="-0.104cm" svg:width="3.493cm" svg:height="2.408cm" draw:z-index="0"><draw:image xlink:href="Pictures/10000001000000840000005B342B7C78.png" xlink:type="simple" xlink:show="embed" xlink:actuate="onLoad" draw:mime-type="image/png"/></draw:frame><draw:frame draw:style-name="Mfr1" draw:name="image3.png" text:anchor-type="char" svg:x="13.891cm" svg:y="-0.159cm" svg:width="2.355cm" svg:height="2.514cm" draw:z-index="1"><draw:image xlink:href="Pictures/10000001000000590000005F36A728A1.png" xlink:type="simple" xlink:show="embed" xlink:actuate="onLoad" draw:mime-type="image/png"/></draw:frame><text:span text:style-name="MT1"/></text:p>
        <text:p text:style-name="MP1" loext:marker-style-name="MT1"><text:span text:style-name="MT1">GYMNÁZIUM</text:span><text:span text:style-name="MT1"/></text:p>
        <text:p text:style-name="MP1" loext:marker-style-name="MT2"><text:span text:style-name="MT2"><text:s/></text:span><text:span text:style-name="MT2"/></text:p>
        <text:p text:style-name="MP1" loext:marker-style-name="MT3"><text:span text:style-name="MT3">Korunní 586/2 | Vinohrady | 120 00 Praha 2</text:span><text:span text:style-name="MT3"/></text:p>
        <text:p text:style-name="MP2" loext:marker-style-name="MT3"/>
        <text:p text:style-name="MP3" loext:marker-style-name="MT3"><draw:rect text:anchor-type="as-char" style:rel-width="100%" draw:z-index="2" draw:name="Shape1" draw:style-name="Mgr1" draw:text-style-name="MP4" svg:width="16.502cm" svg:height="0.054cm"><text:p/></draw:rect></text:p>
      </style:header-first>
      <style:footer>
        <text:p text:style-name="MP5"/>
      </style:footer>
      <style:footer-first>
        <text:p text:style-name="Footer"/>
      </style:footer-first>
    </style:master-page>
    <style:master-page style:name="Converted1" style:page-layout-name="Mpm1" draw:style-name="Mdp1">
      <style:header>
        <text:p text:style-name="MP6" loext:marker-style-name="MT4"/>
      </style:header>
      <style:footer>
        <text:p text:style-name="MP7" loext:marker-style-name="MT4"><text:page-number text:select-page="current">0</text:page-number></text:p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Lucie Bohata,,,,</meta:initial-creator>
    <meta:editing-cycles>34</meta:editing-cycles>
    <meta:creation-date>2024-09-12T09:49:00</meta:creation-date>
    <dc:date>2025-03-16T23:48:47.132002100</dc:date>
    <meta:editing-duration>PT17H</meta:editing-duration>
    <meta:generator>LibreOffice/25.2.1.2$Windows_X86_64 LibreOffice_project/d3abf4aee5fd705e4a92bba33a32f40bc4e56f49</meta:generator>
    <meta:document-statistic meta:table-count="0" meta:image-count="2" meta:object-count="0" meta:page-count="20" meta:paragraph-count="167" meta:word-count="3292" meta:character-count="21543" meta:non-whitespace-character-count="18417"/>
    <meta:user-defined meta:name="AppVersion">16.0000</meta:user-defined>
    <meta:user-defined meta:name="Company">Hewlett-Packard</meta:user-defined>
    <meta:template xlink:type="simple" xlink:actuate="onRequest" xlink:title="Normal" xlink:href=""/>
  </office:meta>
</office:document-meta>
</file>